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dministrative budget amount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Repairs and maintenance budget amount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nitial reserve fund amount</text:p>
          </table:table-cell>
          <table:table-cell table:style-name="Default" office:value-type="float" office:value="610000" calcext:value-type="float">
            <text:p>61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budget amoun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7]&gt;[.$B$6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0]+1" office:value-type="float" office:value="2019" calcext:value-type="float">
            <text:p>2019</text:p>
          </table:table-cell>
          <table:table-cell table:style-name="ce3" table:formula="of:=[.H10]+1" office:value-type="float" office:value="2020" calcext:value-type="float">
            <text:p>2020</text:p>
          </table:table-cell>
          <table:table-cell table:style-name="ce3" table:formula="of:=[.I10]+1" office:value-type="float" office:value="2021" calcext:value-type="float">
            <text:p>2021</text:p>
          </table:table-cell>
          <table:table-cell table:style-name="ce3" table:formula="of:=[.J10]+1" office:value-type="float" office:value="2022" calcext:value-type="float">
            <text:p>2022</text:p>
          </table:table-cell>
          <table:table-cell table:style-name="ce3" table:formula="of:=[.K10]+1" office:value-type="float" office:value="2023" calcext:value-type="float">
            <text:p>2023</text:p>
          </table:table-cell>
          <table:table-cell table:style-name="ce3" table:formula="of:=[.L10]+1" office:value-type="float" office:value="2024" calcext:value-type="float">
            <text:p>2024</text:p>
          </table:table-cell>
          <table:table-cell table:style-name="ce3" table:formula="of:=[.M10]+1" office:value-type="float" office:value="2025" calcext:value-type="float">
            <text:p>2025</text:p>
          </table:table-cell>
          <table:table-cell table:style-name="ce3" table:formula="of:=[.N10]+1" office:value-type="float" office:value="2026" calcext:value-type="float">
            <text:p>2026</text:p>
          </table:table-cell>
          <table:table-cell table:style-name="ce3" table:formula="of:=[.O10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6]+[.G11]" office:value-type="float" office:value="29" calcext:value-type="float">
            <text:p>29</text:p>
          </table:table-cell>
          <table:table-cell table:formula="of:=[.$B$6]+[.H11]" office:value-type="float" office:value="7" calcext:value-type="float">
            <text:p>7</text:p>
          </table:table-cell>
          <table:table-cell table:formula="of:=[.$B$6]+[.I11]" office:value-type="float" office:value="7" calcext:value-type="float">
            <text:p>7</text:p>
          </table:table-cell>
          <table:table-cell table:formula="of:=[.$B$6]+[.J11]" office:value-type="float" office:value="7" calcext:value-type="float">
            <text:p>7</text:p>
          </table:table-cell>
          <table:table-cell table:formula="of:=[.$B$6]+[.K11]" office:value-type="float" office:value="7" calcext:value-type="float">
            <text:p>7</text:p>
          </table:table-cell>
          <table:table-cell table:formula="of:=[.$B$6]+[.L11]" office:value-type="float" office:value="7" calcext:value-type="float">
            <text:p>7</text:p>
          </table:table-cell>
          <table:table-cell table:formula="of:=[.$B$6]+[.M11]" office:value-type="float" office:value="7" calcext:value-type="float">
            <text:p>7</text:p>
          </table:table-cell>
          <table:table-cell table:formula="of:=[.$B$6]+[.N11]" office:value-type="float" office:value="7" calcext:value-type="float">
            <text:p>7</text:p>
          </table:table-cell>
          <table:table-cell table:formula="of:=[.$B$6]+[.O11]" office:value-type="float" office:value="7" calcext:value-type="float">
            <text:p>7</text:p>
          </table:table-cell>
          <table:table-cell table:formula="of:=[.$B$6]+[.P11]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4]" office:value-type="float" office:value="610000" calcext:value-type="float">
            <text:p>610000</text:p>
          </table:table-cell>
          <table:table-cell table:formula="of:=[.G21]" office:value-type="float" office:value="643772.682" calcext:value-type="float">
            <text:p>643772.682</text:p>
          </table:table-cell>
          <table:table-cell table:formula="of:=[.H21]" office:value-type="float" office:value="914274.585840001" calcext:value-type="float">
            <text:p>914274.585840001</text:p>
          </table:table-cell>
          <table:table-cell table:formula="of:=[.I21]" office:value-type="float" office:value="1017831.7337538" calcext:value-type="float">
            <text:p>1017831.7337538</text:p>
          </table:table-cell>
          <table:table-cell table:formula="of:=[.J21]" office:value-type="float" office:value="357552.393216817" calcext:value-type="float">
            <text:p>357552.393216817</text:p>
          </table:table-cell>
          <table:table-cell table:formula="of:=[.K21]" office:value-type="float" office:value="751330.500220257" calcext:value-type="float">
            <text:p>751330.500220257</text:p>
          </table:table-cell>
          <table:table-cell table:formula="of:=[.L21]" office:value-type="float" office:value="329593.146105375" calcext:value-type="float">
            <text:p>329593.146105375</text:p>
          </table:table-cell>
          <table:table-cell table:formula="of:=[.M21]" office:value-type="float" office:value="681895.259202699" calcext:value-type="float">
            <text:p>681895.259202699</text:p>
          </table:table-cell>
          <table:table-cell table:formula="of:=[.N21]" office:value-type="float" office:value="982586.169593703" calcext:value-type="float">
            <text:p>982586.169593703</text:p>
          </table:table-cell>
          <table:table-cell table:formula="of:=[.O21]" office:value-type="float" office:value="1506403.38215089" calcext:value-type="float">
            <text:p>1506403.38215089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2]" office:value-type="float" office:value="881569" calcext:value-type="float">
            <text:p>881569</text:p>
          </table:table-cell>
          <table:table-cell table:formula="of:=[.G14]*(1+[.$B$6]/100)" office:value-type="float" office:value="943278.83" calcext:value-type="float">
            <text:p>943278.83</text:p>
          </table:table-cell>
          <table:table-cell table:formula="of:=[.H14]*(1+[.$B$6]/100)" office:value-type="float" office:value="1009308.3481" calcext:value-type="float">
            <text:p>1009308.3481</text:p>
          </table:table-cell>
          <table:table-cell table:formula="of:=[.I14]*(1+[.$B$6]/100)" office:value-type="float" office:value="1079959.932467" calcext:value-type="float">
            <text:p>1079959.932467</text:p>
          </table:table-cell>
          <table:table-cell table:formula="of:=[.J14]*(1+[.$B$6]/100)" office:value-type="float" office:value="1155557.12773969" calcext:value-type="float">
            <text:p>1155557.12773969</text:p>
          </table:table-cell>
          <table:table-cell table:formula="of:=[.K14]*(1+[.$B$6]/100)" office:value-type="float" office:value="1236446.12668147" calcext:value-type="float">
            <text:p>1236446.12668147</text:p>
          </table:table-cell>
          <table:table-cell table:formula="of:=[.L14]*(1+[.$B$6]/100)" office:value-type="float" office:value="1322997.35554917" calcext:value-type="float">
            <text:p>1322997.35554917</text:p>
          </table:table-cell>
          <table:table-cell table:formula="of:=[.M14]*(1+[.$B$6]/100)" office:value-type="float" office:value="1415607.17043761" calcext:value-type="float">
            <text:p>1415607.17043761</text:p>
          </table:table-cell>
          <table:table-cell table:formula="of:=[.N14]*(1+[.$B$6]/100)" office:value-type="float" office:value="1514699.67236825" calcext:value-type="float">
            <text:p>1514699.67236825</text:p>
          </table:table-cell>
          <table:table-cell table:formula="of:=[.O14]*(1+[.$B$6]/100)" office:value-type="float" office:value="1620728.64943402" calcext:value-type="float">
            <text:p>1620728.64943402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3]" office:value-type="float" office:value="165000" calcext:value-type="float">
            <text:p>165000</text:p>
          </table:table-cell>
          <table:table-cell table:formula="of:=[.G15]*(1+[.$B$6]/100)" office:value-type="float" office:value="176550" calcext:value-type="float">
            <text:p>176550</text:p>
          </table:table-cell>
          <table:table-cell table:formula="of:=[.H15]*(1+[.$B$6]/100)" office:value-type="float" office:value="188908.5" calcext:value-type="float">
            <text:p>188908.5</text:p>
          </table:table-cell>
          <table:table-cell table:formula="of:=[.I15]*(1+[.$B$6]/100)" office:value-type="float" office:value="202132.095" calcext:value-type="float">
            <text:p>202132.095</text:p>
          </table:table-cell>
          <table:table-cell table:formula="of:=[.J15]*(1+[.$B$6]/100)" office:value-type="float" office:value="216281.34165" calcext:value-type="float">
            <text:p>216281.34165</text:p>
          </table:table-cell>
          <table:table-cell table:formula="of:=[.K15]*(1+[.$B$6]/100)" office:value-type="float" office:value="231421.0355655" calcext:value-type="float">
            <text:p>231421.0355655</text:p>
          </table:table-cell>
          <table:table-cell table:formula="of:=[.L15]*(1+[.$B$6]/100)" office:value-type="float" office:value="247620.508055085" calcext:value-type="float">
            <text:p>247620.508055085</text:p>
          </table:table-cell>
          <table:table-cell table:formula="of:=[.M15]*(1+[.$B$6]/100)" office:value-type="float" office:value="264953.943618941" calcext:value-type="float">
            <text:p>264953.943618941</text:p>
          </table:table-cell>
          <table:table-cell table:formula="of:=[.N15]*(1+[.$B$6]/100)" office:value-type="float" office:value="283500.719672267" calcext:value-type="float">
            <text:p>283500.719672267</text:p>
          </table:table-cell>
          <table:table-cell table:formula="of:=[.O15]*(1+[.$B$6]/100)" office:value-type="float" office:value="303345.770049326" calcext:value-type="float">
            <text:p>303345.770049326</text:p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5]*(1+[.G12]/100)" office:value-type="float" office:value="1171185.84" calcext:value-type="float">
            <text:p>1171185.84</text:p>
          </table:table-cell>
          <table:table-cell table:formula="of:=[.G16]*(1+[.H12]/100)" office:value-type="float" office:value="1253168.8488" calcext:value-type="float">
            <text:p>1253168.8488</text:p>
          </table:table-cell>
          <table:table-cell table:formula="of:=[.H16]*(1+[.I12]/100)" office:value-type="float" office:value="1340890.668216" calcext:value-type="float">
            <text:p>1340890.668216</text:p>
          </table:table-cell>
          <table:table-cell table:formula="of:=[.I16]*(1+[.J12]/100)" office:value-type="float" office:value="1434753.01499112" calcext:value-type="float">
            <text:p>1434753.01499112</text:p>
          </table:table-cell>
          <table:table-cell table:formula="of:=[.J16]*(1+[.K12]/100)" office:value-type="float" office:value="1535185.7260405" calcext:value-type="float">
            <text:p>1535185.7260405</text:p>
          </table:table-cell>
          <table:table-cell table:formula="of:=[.K16]*(1+[.L12]/100)" office:value-type="float" office:value="1642648.72686333" calcext:value-type="float">
            <text:p>1642648.72686333</text:p>
          </table:table-cell>
          <table:table-cell table:formula="of:=[.L16]*(1+[.M12]/100)" office:value-type="float" office:value="1757634.13774377" calcext:value-type="float">
            <text:p>1757634.13774377</text:p>
          </table:table-cell>
          <table:table-cell table:formula="of:=[.M16]*(1+[.N12]/100)" office:value-type="float" office:value="1880668.52738583" calcext:value-type="float">
            <text:p>1880668.52738583</text:p>
          </table:table-cell>
          <table:table-cell table:formula="of:=[.N16]*(1+[.O12]/100)" office:value-type="float" office:value="2012315.32430284" calcext:value-type="float">
            <text:p>2012315.32430284</text:p>
          </table:table-cell>
          <table:table-cell table:formula="of:=[.O16]*(1+[.P12]/100)" office:value-type="float" office:value="2153177.39700404" calcext:value-type="float">
            <text:p>2153177.39700404</text:p>
          </table:table-cell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6]-[.G14]" office:value-type="float" office:value="289616.84" calcext:value-type="float">
            <text:p>289616.84</text:p>
          </table:table-cell>
          <table:table-cell table:formula="of:=[.H16]-[.H14]" office:value-type="float" office:value="309890.0188" calcext:value-type="float">
            <text:p>309890.0188</text:p>
          </table:table-cell>
          <table:table-cell table:formula="of:=[.I16]-[.I14]" office:value-type="float" office:value="331582.320116" calcext:value-type="float">
            <text:p>331582.320116</text:p>
          </table:table-cell>
          <table:table-cell table:formula="of:=[.J16]-[.J14]" office:value-type="float" office:value="354793.08252412" calcext:value-type="float">
            <text:p>354793.08252412</text:p>
          </table:table-cell>
          <table:table-cell table:formula="of:=[.K16]-[.K14]" office:value-type="float" office:value="379628.598300809" calcext:value-type="float">
            <text:p>379628.598300809</text:p>
          </table:table-cell>
          <table:table-cell table:formula="of:=[.L16]-[.L14]" office:value-type="float" office:value="406202.600181865" calcext:value-type="float">
            <text:p>406202.600181865</text:p>
          </table:table-cell>
          <table:table-cell table:formula="of:=[.M16]-[.M14]" office:value-type="float" office:value="434636.782194596" calcext:value-type="float">
            <text:p>434636.782194596</text:p>
          </table:table-cell>
          <table:table-cell table:formula="of:=[.N16]-[.N14]" office:value-type="float" office:value="465061.356948217" calcext:value-type="float">
            <text:p>465061.356948217</text:p>
          </table:table-cell>
          <table:table-cell table:formula="of:=[.O16]-[.O14]" office:value-type="float" office:value="497615.651934593" calcext:value-type="float">
            <text:p>497615.651934593</text:p>
          </table:table-cell>
          <table:table-cell table:formula="of:=[.P16]-[.P14]" office:value-type="float" office:value="532448.747570014" calcext:value-type="float">
            <text:p>532448.747570014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3]&gt;=[.G14]; &quot;&quot;; IF([.G13]&gt;=[.G14]/4; IF([.G17]&gt;=[.G15]; &quot;&quot;; &quot;NOT OK1&quot;); IF([.G17] &gt;= [.G14]*0.15; &quot;&quot;; &quot;NOT OK2&quot;)))">
            <text:p/>
          </table:table-cell>
          <table:table-cell table:style-name="ce8" table:formula="of:=IF([.H13]&gt;=[.H14]; &quot;&quot;; IF([.H13]&gt;=[.H14]/4; IF([.H17]&gt;=[.H15]; &quot;&quot;; &quot;NOT OK1&quot;); IF([.H17] &gt;= [.H14]*0.15; &quot;&quot;; &quot;NOT OK2&quot;)))">
            <text:p/>
          </table:table-cell>
          <table:table-cell table:style-name="ce8" table:formula="of:=IF([.I13]&gt;=[.I14]; &quot;&quot;; IF([.I13]&gt;=[.I14]/4; IF([.I17]&gt;=[.I15]; &quot;&quot;; &quot;NOT OK1&quot;); IF([.I17] &gt;= [.I14]*0.15; &quot;&quot;; &quot;NOT OK2&quot;)))">
            <text:p/>
          </table:table-cell>
          <table:table-cell table:style-name="ce8" table:formula="of:=IF([.J13]&gt;=[.J14]; &quot;&quot;; IF([.J13]&gt;=[.J14]/4; IF([.J17]&gt;=[.J15]; &quot;&quot;; &quot;NOT OK1&quot;); IF([.J17] &gt;= [.J14]*0.15; &quot;&quot;; &quot;NOT OK2&quot;)))">
            <text:p/>
          </table:table-cell>
          <table:table-cell table:style-name="ce8" table:formula="of:=IF([.K13]&gt;=[.K14]; &quot;&quot;; IF([.K13]&gt;=[.K14]/4; IF([.K17]&gt;=[.K15]; &quot;&quot;; &quot;NOT OK1&quot;); IF([.K17] &gt;= [.K14]*0.15; &quot;&quot;; &quot;NOT OK2&quot;)))">
            <text:p/>
          </table:table-cell>
          <table:table-cell table:style-name="ce8" table:formula="of:=IF([.L13]&gt;=[.L14]; &quot;&quot;; IF([.L13]&gt;=[.L14]/4; IF([.L17]&gt;=[.L15]; &quot;&quot;; &quot;NOT OK1&quot;); IF([.L17] &gt;= [.L14]*0.15; &quot;&quot;; &quot;NOT OK2&quot;)))">
            <text:p/>
          </table:table-cell>
          <table:table-cell table:style-name="ce8" table:formula="of:=IF([.M13]&gt;=[.M14]; &quot;&quot;; IF([.M13]&gt;=[.M14]/4; IF([.M17]&gt;=[.M15]; &quot;&quot;; &quot;NOT OK1&quot;); IF([.M17] &gt;= [.M14]*0.15; &quot;&quot;; &quot;NOT OK2&quot;)))">
            <text:p/>
          </table:table-cell>
          <table:table-cell table:style-name="ce8" table:formula="of:=IF([.N13]&gt;=[.N14]; &quot;&quot;; IF([.N13]&gt;=[.N14]/4; IF([.N17]&gt;=[.N15]; &quot;&quot;; &quot;NOT OK1&quot;); IF([.N17] &gt;= [.N14]*0.15; &quot;&quot;; &quot;NOT OK2&quot;)))">
            <text:p/>
          </table:table-cell>
          <table:table-cell table:style-name="ce8" table:formula="of:=IF([.O13]&gt;=[.O14]; &quot;&quot;; IF([.O13]&gt;=[.O14]/4; IF([.O17]&gt;=[.O15]; &quot;&quot;; &quot;NOT OK1&quot;); IF([.O17] &gt;= [.O14]*0.15; &quot;&quot;; &quot;NOT OK2&quot;)))">
            <text:p/>
          </table:table-cell>
          <table:table-cell table:style-name="ce8" table:formula="of:=IF([.P13]&gt;=[.P14]; &quot;&quot;; IF([.P13]&gt;=[.P14]/4; IF([.P17]&gt;=[.P15]; &quot;&quot;; &quot;NOT OK1&quot;); IF([.P17] &gt;= [.P14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7]" office:value-type="float" office:value="286500" calcext:value-type="float">
            <text:p>286500</text:p>
          </table:table-cell>
          <table:table-cell table:formula="of:=[.H27]" office:value-type="float" office:value="82925" calcext:value-type="float">
            <text:p>82925</text:p>
          </table:table-cell>
          <table:table-cell table:formula="of:=[.I27]" office:value-type="float" office:value="276493.35" calcext:value-type="float">
            <text:p>276493.35</text:p>
          </table:table-cell>
          <table:table-cell table:formula="of:=[.J27]" office:value-type="float" office:value="1032098.7275" calcext:value-type="float">
            <text:p>1032098.7275</text:p>
          </table:table-cell>
          <table:table-cell table:formula="of:=[.K27]" office:value-type="float" office:value="21628.134165" calcext:value-type="float">
            <text:p>21628.134165</text:p>
          </table:table-cell>
          <table:table-cell table:formula="of:=[.L27]" office:value-type="float" office:value="843634.86601605" calcext:value-type="float">
            <text:p>843634.86601605</text:p>
          </table:table-cell>
          <table:table-cell table:formula="of:=[.M27]" office:value-type="float" office:value="114805.871916449" calcext:value-type="float">
            <text:p>114805.871916449</text:p>
          </table:table-cell>
          <table:table-cell table:formula="of:=[.N27]" office:value-type="float" office:value="211160.264156914" calcext:value-type="float">
            <text:p>211160.264156914</text:p>
          </table:table-cell>
          <table:table-cell table:formula="of:=[.O27]" office:value-type="float" office:value="45531.9337655459" calcext:value-type="float">
            <text:p>45531.9337655459</text:p>
          </table:table-cell>
          <table:table-cell table:formula="of:=[.P27]" office:value-type="float" office:value="462372.491923669" calcext:value-type="float">
            <text:p>462372.491923669</text:p>
          </table:table-cell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1]/((1+[.$B$6]/100)^([.G10]-[.$B$1]))" office:value-type="float" office:value="643772.682" calcext:value-type="float">
            <text:p>643772.682</text:p>
          </table:table-cell>
          <table:table-cell table:formula="of:=[.H21]/((1+[.$B$6]/100)^([.H10]-[.$B$1]))" office:value-type="float" office:value="854462.22975701" calcext:value-type="float">
            <text:p>854462.22975701</text:p>
          </table:table-cell>
          <table:table-cell table:formula="of:=[.I21]/((1+[.$B$6]/100)^([.I10]-[.$B$1]))" office:value-type="float" office:value="889013.655126038" calcext:value-type="float">
            <text:p>889013.655126038</text:p>
          </table:table-cell>
          <table:table-cell table:formula="of:=[.J21]/((1+[.$B$6]/100)^([.J10]-[.$B$1]))" office:value-type="float" office:value="291869.259460131" calcext:value-type="float">
            <text:p>291869.259460131</text:p>
          </table:table-cell>
          <table:table-cell table:formula="of:=[.K21]/((1+[.$B$6]/100)^([.K10]-[.$B$1]))" office:value-type="float" office:value="573186.441283306" calcext:value-type="float">
            <text:p>573186.441283306</text:p>
          </table:table-cell>
          <table:table-cell table:formula="of:=[.L21]/((1+[.$B$6]/100)^([.L10]-[.$B$1]))" office:value-type="float" office:value="234995.358025674" calcext:value-type="float">
            <text:p>234995.358025674</text:p>
          </table:table-cell>
          <table:table-cell table:formula="of:=[.M21]/((1+[.$B$6]/100)^([.M10]-[.$B$1]))" office:value-type="float" office:value="454375.603427063" calcext:value-type="float">
            <text:p>454375.603427063</text:p>
          </table:table-cell>
          <table:table-cell table:formula="of:=[.N21]/((1+[.$B$6]/100)^([.N10]-[.$B$1]))" office:value-type="float" office:value="611905.283493847" calcext:value-type="float">
            <text:p>611905.283493847</text:p>
          </table:table-cell>
          <table:table-cell table:formula="of:=[.O21]/((1+[.$B$6]/100)^([.O10]-[.$B$1]))" office:value-type="float" office:value="876740.483559383" calcext:value-type="float">
            <text:p>876740.483559383</text:p>
          </table:table-cell>
          <table:table-cell table:formula="of:=[.P21]/((1+[.$B$6]/100)^([.P10]-[.$B$1]))" office:value-type="float" office:value="900375.492969488" calcext:value-type="float">
            <text:p>900375.492969488</text:p>
          </table:table-cell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3]+[.G17]-[.G19])*(1+[.$B$7]/100)" office:value-type="float" office:value="643772.682" calcext:value-type="float">
            <text:p>643772.682</text:p>
          </table:table-cell>
          <table:table-cell table:formula="of:=([.H13]+[.H17]-[.H19])*(1+[.$B$7]/100)" office:value-type="float" office:value="914274.585840001" calcext:value-type="float">
            <text:p>914274.585840001</text:p>
          </table:table-cell>
          <table:table-cell table:formula="of:=([.I13]+[.I17]-[.I19])*(1+[.$B$7]/100)" office:value-type="float" office:value="1017831.7337538" calcext:value-type="float">
            <text:p>1017831.7337538</text:p>
          </table:table-cell>
          <table:table-cell table:formula="of:=([.J13]+[.J17]-[.J19])*(1+[.$B$7]/100)" office:value-type="float" office:value="357552.393216817" calcext:value-type="float">
            <text:p>357552.393216817</text:p>
          </table:table-cell>
          <table:table-cell table:formula="of:=([.K13]+[.K17]-[.K19])*(1+[.$B$7]/100)" office:value-type="float" office:value="751330.500220257" calcext:value-type="float">
            <text:p>751330.500220257</text:p>
          </table:table-cell>
          <table:table-cell table:formula="of:=([.L13]+[.L17]-[.L19])*(1+[.$B$7]/100)" office:value-type="float" office:value="329593.146105375" calcext:value-type="float">
            <text:p>329593.146105375</text:p>
          </table:table-cell>
          <table:table-cell table:formula="of:=([.M13]+[.M17]-[.M19])*(1+[.$B$7]/100)" office:value-type="float" office:value="681895.259202699" calcext:value-type="float">
            <text:p>681895.259202699</text:p>
          </table:table-cell>
          <table:table-cell table:formula="of:=([.N13]+[.N17]-[.N19])*(1+[.$B$7]/100)" office:value-type="float" office:value="982586.169593703" calcext:value-type="float">
            <text:p>982586.169593703</text:p>
          </table:table-cell>
          <table:table-cell table:formula="of:=([.O13]+[.O17]-[.O19])*(1+[.$B$7]/100)" office:value-type="float" office:value="1506403.38215089" calcext:value-type="float">
            <text:p>1506403.38215089</text:p>
          </table:table-cell>
          <table:table-cell table:formula="of:=([.P13]+[.P17]-[.P19])*(1+[.$B$7]/100)" office:value-type="float" office:value="1655303.61968709" calcext:value-type="float">
            <text:p>1655303.61968709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1]&gt;=[.G14]/4;&quot;&quot;;&quot;NOT OK&quot;)">
            <text:p/>
          </table:table-cell>
          <table:table-cell table:style-name="ce9" table:formula="of:=IF([.H21]&gt;=[.H14]/4;&quot;&quot;;&quot;NOT OK&quot;)">
            <text:p/>
          </table:table-cell>
          <table:table-cell table:style-name="ce9" table:formula="of:=IF([.I21]&gt;=[.I14]/4;&quot;&quot;;&quot;NOT OK&quot;)">
            <text:p/>
          </table:table-cell>
          <table:table-cell table:style-name="ce9" table:formula="of:=IF([.J21]&gt;=[.J14]/4;&quot;&quot;;&quot;NOT OK&quot;)">
            <text:p/>
          </table:table-cell>
          <table:table-cell table:style-name="ce9" table:formula="of:=IF([.K21]&gt;=[.K14]/4;&quot;&quot;;&quot;NOT OK&quot;)">
            <text:p/>
          </table:table-cell>
          <table:table-cell table:style-name="ce9" table:formula="of:=IF([.L21]&gt;=[.L14]/4;&quot;&quot;;&quot;NOT OK&quot;)">
            <text:p/>
          </table:table-cell>
          <table:table-cell table:style-name="ce9" table:formula="of:=IF([.M21]&gt;=[.M14]/4;&quot;&quot;;&quot;NOT OK&quot;)">
            <text:p/>
          </table:table-cell>
          <table:table-cell table:style-name="ce9" table:formula="of:=IF([.N21]&gt;=[.N14]/4;&quot;&quot;;&quot;NOT OK&quot;)">
            <text:p/>
          </table:table-cell>
          <table:table-cell table:style-name="ce9" table:formula="of:=IF([.O21]&gt;=[.O14]/4;&quot;&quot;;&quot;NOT OK&quot;)">
            <text:p/>
          </table:table-cell>
          <table:table-cell table:style-name="ce9" table:formula="of:=IF([.P21]&gt;=[.P14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5]+1" office:value-type="float" office:value="2019" calcext:value-type="float">
            <text:p>2019</text:p>
          </table:table-cell>
          <table:table-cell table:formula="of:=[.H25]+1" office:value-type="float" office:value="2020" calcext:value-type="float">
            <text:p>2020</text:p>
          </table:table-cell>
          <table:table-cell table:formula="of:=[.I25]+1" office:value-type="float" office:value="2021" calcext:value-type="float">
            <text:p>2021</text:p>
          </table:table-cell>
          <table:table-cell table:formula="of:=[.J25]+1" office:value-type="float" office:value="2022" calcext:value-type="float">
            <text:p>2022</text:p>
          </table:table-cell>
          <table:table-cell table:formula="of:=[.K25]+1" office:value-type="float" office:value="2023" calcext:value-type="float">
            <text:p>2023</text:p>
          </table:table-cell>
          <table:table-cell table:formula="of:=[.L25]+1" office:value-type="float" office:value="2024" calcext:value-type="float">
            <text:p>2024</text:p>
          </table:table-cell>
          <table:table-cell table:formula="of:=[.M25]+1" office:value-type="float" office:value="2025" calcext:value-type="float">
            <text:p>2025</text:p>
          </table:table-cell>
          <table:table-cell table:formula="of:=[.N25]+1" office:value-type="float" office:value="2026" calcext:value-type="float">
            <text:p>2026</text:p>
          </table:table-cell>
          <table:table-cell table:formula="of:=[.O25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2:.G103])" office:value-type="float" office:value="286500" calcext:value-type="float">
            <text:p>286500</text:p>
          </table:table-cell>
          <table:table-cell table:formula="of:=SUM([.H32:.H103])" office:value-type="float" office:value="77500" calcext:value-type="float">
            <text:p>77500</text:p>
          </table:table-cell>
          <table:table-cell table:formula="of:=SUM([.I32:.I103])" office:value-type="float" office:value="241500" calcext:value-type="float">
            <text:p>241500</text:p>
          </table:table-cell>
          <table:table-cell table:formula="of:=SUM([.J32:.J103])" office:value-type="float" office:value="842500" calcext:value-type="float">
            <text:p>842500</text:p>
          </table:table-cell>
          <table:table-cell table:formula="of:=SUM([.K32:.K103])" office:value-type="float" office:value="16500" calcext:value-type="float">
            <text:p>16500</text:p>
          </table:table-cell>
          <table:table-cell table:formula="of:=SUM([.L32:.L103])" office:value-type="float" office:value="601500" calcext:value-type="float">
            <text:p>601500</text:p>
          </table:table-cell>
          <table:table-cell table:formula="of:=SUM([.M32:.M103])" office:value-type="float" office:value="76500" calcext:value-type="float">
            <text:p>76500</text:p>
          </table:table-cell>
          <table:table-cell table:formula="of:=SUM([.N32:.N103])" office:value-type="float" office:value="131500" calcext:value-type="float">
            <text:p>131500</text:p>
          </table:table-cell>
          <table:table-cell table:formula="of:=SUM([.O32:.O103])" office:value-type="float" office:value="26500" calcext:value-type="float">
            <text:p>26500</text:p>
          </table:table-cell>
          <table:table-cell table:formula="of:=SUM([.P32:.P103])" office:value-type="float" office:value="251500" calcext:value-type="float">
            <text:p>25150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6]*(1+[.$B$6]/100)^([.G$10]-[.$B$1])" office:value-type="float" office:value="286500" calcext:value-type="float">
            <text:p>286500</text:p>
          </table:table-cell>
          <table:table-cell table:formula="of:=[.H26]*(1+[.$B$6]/100)^([.H$10]-[.$B$1])" office:value-type="float" office:value="82925" calcext:value-type="float">
            <text:p>82925</text:p>
          </table:table-cell>
          <table:table-cell table:formula="of:=[.I26]*(1+[.$B$6]/100)^([.I$10]-[.$B$1])" office:value-type="float" office:value="276493.35" calcext:value-type="float">
            <text:p>276493.35</text:p>
          </table:table-cell>
          <table:table-cell table:formula="of:=[.J26]*(1+[.$B$6]/100)^([.J$10]-[.$B$1])" office:value-type="float" office:value="1032098.7275" calcext:value-type="float">
            <text:p>1032098.7275</text:p>
          </table:table-cell>
          <table:table-cell table:formula="of:=[.K26]*(1+[.$B$6]/100)^([.K$10]-[.$B$1])" office:value-type="float" office:value="21628.134165" calcext:value-type="float">
            <text:p>21628.134165</text:p>
          </table:table-cell>
          <table:table-cell table:formula="of:=[.L26]*(1+[.$B$6]/100)^([.L$10]-[.$B$1])" office:value-type="float" office:value="843634.86601605" calcext:value-type="float">
            <text:p>843634.86601605</text:p>
          </table:table-cell>
          <table:table-cell table:formula="of:=[.M26]*(1+[.$B$6]/100)^([.M$10]-[.$B$1])" office:value-type="float" office:value="114805.871916449" calcext:value-type="float">
            <text:p>114805.871916449</text:p>
          </table:table-cell>
          <table:table-cell table:formula="of:=[.N26]*(1+[.$B$6]/100)^([.N$10]-[.$B$1])" office:value-type="float" office:value="211160.264156914" calcext:value-type="float">
            <text:p>211160.264156914</text:p>
          </table:table-cell>
          <table:table-cell table:formula="of:=[.O26]*(1+[.$B$6]/100)^([.O$10]-[.$B$1])" office:value-type="float" office:value="45531.9337655459" calcext:value-type="float">
            <text:p>45531.9337655459</text:p>
          </table:table-cell>
          <table:table-cell table:formula="of:=[.P26]*(1+[.$B$6]/100)^([.P$10]-[.$B$1])" office:value-type="float" office:value="462372.491923669" calcext:value-type="float">
            <text:p>462372.491923669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0]&lt;[.$B32];[.G$10]&gt;[.$C32]);0;IF(MOD([.G$10]-[.$B32]; [.$D32]) = 0; [.$E32]; 0))" office:value-type="float" office:value="270000" calcext:value-type="float">
            <text:p>270000</text:p>
          </table:table-cell>
          <table:table-cell table:formula="of:=IF(OR([.H$10]&lt;[.$B32];[.H$10]&gt;[.$C32]);0;IF(MOD([.H$10]-[.$B32]; [.$D32]) = 0; [.$E32]; 0))" office:value-type="float" office:value="0" calcext:value-type="float">
            <text:p>0</text:p>
          </table:table-cell>
          <table:table-cell table:formula="of:=IF(OR([.I$10]&lt;[.$B32];[.I$10]&gt;[.$C32]);0;IF(MOD([.I$10]-[.$B32]; [.$D32]) = 0; [.$E32]; 0))" office:value-type="float" office:value="0" calcext:value-type="float">
            <text:p>0</text:p>
          </table:table-cell>
          <table:table-cell table:formula="of:=IF(OR([.J$10]&lt;[.$B32];[.J$10]&gt;[.$C32]);0;IF(MOD([.J$10]-[.$B32]; [.$D32]) = 0; [.$E32]; 0))" office:value-type="float" office:value="0" calcext:value-type="float">
            <text:p>0</text:p>
          </table:table-cell>
          <table:table-cell table:formula="of:=IF(OR([.K$10]&lt;[.$B32];[.K$10]&gt;[.$C32]);0;IF(MOD([.K$10]-[.$B32]; [.$D32]) = 0; [.$E32]; 0))" office:value-type="float" office:value="0" calcext:value-type="float">
            <text:p>0</text:p>
          </table:table-cell>
          <table:table-cell table:formula="of:=IF(OR([.L$10]&lt;[.$B32];[.L$10]&gt;[.$C32]);0;IF(MOD([.L$10]-[.$B32]; [.$D32]) = 0; [.$E32]; 0))" office:value-type="float" office:value="0" calcext:value-type="float">
            <text:p>0</text:p>
          </table:table-cell>
          <table:table-cell table:formula="of:=IF(OR([.M$10]&lt;[.$B32];[.M$10]&gt;[.$C32]);0;IF(MOD([.M$10]-[.$B32]; [.$D32]) = 0; [.$E32]; 0))" office:value-type="float" office:value="0" calcext:value-type="float">
            <text:p>0</text:p>
          </table:table-cell>
          <table:table-cell table:formula="of:=IF(OR([.N$10]&lt;[.$B32];[.N$10]&gt;[.$C32]);0;IF(MOD([.N$10]-[.$B32]; [.$D32]) = 0; [.$E32]; 0))" office:value-type="float" office:value="0" calcext:value-type="float">
            <text:p>0</text:p>
          </table:table-cell>
          <table:table-cell table:formula="of:=IF(OR([.O$10]&lt;[.$B32];[.O$10]&gt;[.$C32]);0;IF(MOD([.O$10]-[.$B32]; [.$D32]) = 0; [.$E32]; 0))" office:value-type="float" office:value="0" calcext:value-type="float">
            <text:p>0</text:p>
          </table:table-cell>
          <table:table-cell table:formula="of:=IF(OR([.P$10]&lt;[.$B32];[.P$10]&gt;[.$C32]);0;IF(MOD([.P$10]-[.$B32]; [.$D32]) = 0; [.$E3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0]&lt;[.$B33];[.G$10]&gt;[.$C33]);0;IF(MOD([.G$10]-[.$B33]; [.$D33]) = 0; [.$E33]; 0))" office:value-type="float" office:value="0" calcext:value-type="float">
            <text:p>0</text:p>
          </table:table-cell>
          <table:table-cell table:formula="of:=IF(OR([.H$10]&lt;[.$B33];[.H$10]&gt;[.$C33]);0;IF(MOD([.H$10]-[.$B33]; [.$D33]) = 0; [.$E33]; 0))" office:value-type="float" office:value="0" calcext:value-type="float">
            <text:p>0</text:p>
          </table:table-cell>
          <table:table-cell table:formula="of:=IF(OR([.I$10]&lt;[.$B33];[.I$10]&gt;[.$C33]);0;IF(MOD([.I$10]-[.$B33]; [.$D33]) = 0; [.$E33]; 0))" office:value-type="float" office:value="0" calcext:value-type="float">
            <text:p>0</text:p>
          </table:table-cell>
          <table:table-cell table:formula="of:=IF(OR([.J$10]&lt;[.$B33];[.J$10]&gt;[.$C33]);0;IF(MOD([.J$10]-[.$B33]; [.$D33]) = 0; [.$E33]; 0))" office:value-type="float" office:value="670000" calcext:value-type="float">
            <text:p>670000</text:p>
          </table:table-cell>
          <table:table-cell table:formula="of:=IF(OR([.K$10]&lt;[.$B33];[.K$10]&gt;[.$C33]);0;IF(MOD([.K$10]-[.$B33]; [.$D33]) = 0; [.$E33]; 0))" office:value-type="float" office:value="0" calcext:value-type="float">
            <text:p>0</text:p>
          </table:table-cell>
          <table:table-cell table:formula="of:=IF(OR([.L$10]&lt;[.$B33];[.L$10]&gt;[.$C33]);0;IF(MOD([.L$10]-[.$B33]; [.$D33]) = 0; [.$E33]; 0))" office:value-type="float" office:value="0" calcext:value-type="float">
            <text:p>0</text:p>
          </table:table-cell>
          <table:table-cell table:formula="of:=IF(OR([.M$10]&lt;[.$B33];[.M$10]&gt;[.$C33]);0;IF(MOD([.M$10]-[.$B33]; [.$D33]) = 0; [.$E33]; 0))" office:value-type="float" office:value="0" calcext:value-type="float">
            <text:p>0</text:p>
          </table:table-cell>
          <table:table-cell table:formula="of:=IF(OR([.N$10]&lt;[.$B33];[.N$10]&gt;[.$C33]);0;IF(MOD([.N$10]-[.$B33]; [.$D33]) = 0; [.$E33]; 0))" office:value-type="float" office:value="0" calcext:value-type="float">
            <text:p>0</text:p>
          </table:table-cell>
          <table:table-cell table:formula="of:=IF(OR([.O$10]&lt;[.$B33];[.O$10]&gt;[.$C33]);0;IF(MOD([.O$10]-[.$B33]; [.$D33]) = 0; [.$E33]; 0))" office:value-type="float" office:value="0" calcext:value-type="float">
            <text:p>0</text:p>
          </table:table-cell>
          <table:table-cell table:formula="of:=IF(OR([.P$10]&lt;[.$B33];[.P$10]&gt;[.$C33]);0;IF(MOD([.P$10]-[.$B33]; [.$D33]) = 0; [.$E3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0]&lt;[.$B34];[.G$10]&gt;[.$C34]);0;IF(MOD([.G$10]-[.$B34]; [.$D34]) = 0; [.$E34]; 0))" office:value-type="float" office:value="0" calcext:value-type="float">
            <text:p>0</text:p>
          </table:table-cell>
          <table:table-cell table:formula="of:=IF(OR([.H$10]&lt;[.$B34];[.H$10]&gt;[.$C34]);0;IF(MOD([.H$10]-[.$B34]; [.$D34]) = 0; [.$E34]; 0))" office:value-type="float" office:value="0" calcext:value-type="float">
            <text:p>0</text:p>
          </table:table-cell>
          <table:table-cell table:formula="of:=IF(OR([.I$10]&lt;[.$B34];[.I$10]&gt;[.$C34]);0;IF(MOD([.I$10]-[.$B34]; [.$D34]) = 0; [.$E34]; 0))" office:value-type="float" office:value="0" calcext:value-type="float">
            <text:p>0</text:p>
          </table:table-cell>
          <table:table-cell table:formula="of:=IF(OR([.J$10]&lt;[.$B34];[.J$10]&gt;[.$C34]);0;IF(MOD([.J$10]-[.$B34]; [.$D34]) = 0; [.$E34]; 0))" office:value-type="float" office:value="0" calcext:value-type="float">
            <text:p>0</text:p>
          </table:table-cell>
          <table:table-cell table:formula="of:=IF(OR([.K$10]&lt;[.$B34];[.K$10]&gt;[.$C34]);0;IF(MOD([.K$10]-[.$B34]; [.$D34]) = 0; [.$E34]; 0))" office:value-type="float" office:value="0" calcext:value-type="float">
            <text:p>0</text:p>
          </table:table-cell>
          <table:table-cell table:formula="of:=IF(OR([.L$10]&lt;[.$B34];[.L$10]&gt;[.$C34]);0;IF(MOD([.L$10]-[.$B34]; [.$D34]) = 0; [.$E34]; 0))" office:value-type="float" office:value="240000" calcext:value-type="float">
            <text:p>240000</text:p>
          </table:table-cell>
          <table:table-cell table:formula="of:=IF(OR([.M$10]&lt;[.$B34];[.M$10]&gt;[.$C34]);0;IF(MOD([.M$10]-[.$B34]; [.$D34]) = 0; [.$E34]; 0))" office:value-type="float" office:value="0" calcext:value-type="float">
            <text:p>0</text:p>
          </table:table-cell>
          <table:table-cell table:formula="of:=IF(OR([.N$10]&lt;[.$B34];[.N$10]&gt;[.$C34]);0;IF(MOD([.N$10]-[.$B34]; [.$D34]) = 0; [.$E34]; 0))" office:value-type="float" office:value="0" calcext:value-type="float">
            <text:p>0</text:p>
          </table:table-cell>
          <table:table-cell table:formula="of:=IF(OR([.O$10]&lt;[.$B34];[.O$10]&gt;[.$C34]);0;IF(MOD([.O$10]-[.$B34]; [.$D34]) = 0; [.$E34]; 0))" office:value-type="float" office:value="0" calcext:value-type="float">
            <text:p>0</text:p>
          </table:table-cell>
          <table:table-cell table:formula="of:=IF(OR([.P$10]&lt;[.$B34];[.P$10]&gt;[.$C34]);0;IF(MOD([.P$10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0]&lt;[.$B35];[.G$10]&gt;[.$C35]);0;IF(MOD([.G$10]-[.$B35]; [.$D35]) = 0; [.$E35]; 0))" office:value-type="float" office:value="0" calcext:value-type="float">
            <text:p>0</text:p>
          </table:table-cell>
          <table:table-cell table:formula="of:=IF(OR([.H$10]&lt;[.$B35];[.H$10]&gt;[.$C35]);0;IF(MOD([.H$10]-[.$B35]; [.$D35]) = 0; [.$E35]; 0))" office:value-type="float" office:value="0" calcext:value-type="float">
            <text:p>0</text:p>
          </table:table-cell>
          <table:table-cell table:formula="of:=IF(OR([.I$10]&lt;[.$B35];[.I$10]&gt;[.$C35]);0;IF(MOD([.I$10]-[.$B35]; [.$D35]) = 0; [.$E35]; 0))" office:value-type="float" office:value="100000" calcext:value-type="float">
            <text:p>100000</text:p>
          </table:table-cell>
          <table:table-cell table:formula="of:=IF(OR([.J$10]&lt;[.$B35];[.J$10]&gt;[.$C35]);0;IF(MOD([.J$10]-[.$B35]; [.$D35]) = 0; [.$E35]; 0))" office:value-type="float" office:value="0" calcext:value-type="float">
            <text:p>0</text:p>
          </table:table-cell>
          <table:table-cell table:formula="of:=IF(OR([.K$10]&lt;[.$B35];[.K$10]&gt;[.$C35]);0;IF(MOD([.K$10]-[.$B35]; [.$D35]) = 0; [.$E35]; 0))" office:value-type="float" office:value="0" calcext:value-type="float">
            <text:p>0</text:p>
          </table:table-cell>
          <table:table-cell table:formula="of:=IF(OR([.L$10]&lt;[.$B35];[.L$10]&gt;[.$C35]);0;IF(MOD([.L$10]-[.$B35]; [.$D35]) = 0; [.$E35]; 0))" office:value-type="float" office:value="0" calcext:value-type="float">
            <text:p>0</text:p>
          </table:table-cell>
          <table:table-cell table:formula="of:=IF(OR([.M$10]&lt;[.$B35];[.M$10]&gt;[.$C35]);0;IF(MOD([.M$10]-[.$B35]; [.$D35]) = 0; [.$E35]; 0))" office:value-type="float" office:value="0" calcext:value-type="float">
            <text:p>0</text:p>
          </table:table-cell>
          <table:table-cell table:formula="of:=IF(OR([.N$10]&lt;[.$B35];[.N$10]&gt;[.$C35]);0;IF(MOD([.N$10]-[.$B35]; [.$D35]) = 0; [.$E35]; 0))" office:value-type="float" office:value="0" calcext:value-type="float">
            <text:p>0</text:p>
          </table:table-cell>
          <table:table-cell table:formula="of:=IF(OR([.O$10]&lt;[.$B35];[.O$10]&gt;[.$C35]);0;IF(MOD([.O$10]-[.$B35]; [.$D35]) = 0; [.$E35]; 0))" office:value-type="float" office:value="0" calcext:value-type="float">
            <text:p>0</text:p>
          </table:table-cell>
          <table:table-cell table:formula="of:=IF(OR([.P$10]&lt;[.$B35];[.P$10]&gt;[.$C35]);0;IF(MOD([.P$10]-[.$B35]; [.$D35]) = 0; [.$E3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36];[.G$10]&gt;[.$C36]);0;IF(MOD([.G$10]-[.$B36]; [.$D36]) = 0; [.$E36]; 0))" office:value-type="float" office:value="5000" calcext:value-type="float">
            <text:p>5000</text:p>
          </table:table-cell>
          <table:table-cell table:formula="of:=IF(OR([.H$10]&lt;[.$B36];[.H$10]&gt;[.$C36]);0;IF(MOD([.H$10]-[.$B36]; [.$D36]) = 0; [.$E36]; 0))" office:value-type="float" office:value="5000" calcext:value-type="float">
            <text:p>5000</text:p>
          </table:table-cell>
          <table:table-cell table:formula="of:=IF(OR([.I$10]&lt;[.$B36];[.I$10]&gt;[.$C36]);0;IF(MOD([.I$10]-[.$B36]; [.$D36]) = 0; [.$E36]; 0))" office:value-type="float" office:value="5000" calcext:value-type="float">
            <text:p>5000</text:p>
          </table:table-cell>
          <table:table-cell table:formula="of:=IF(OR([.J$10]&lt;[.$B36];[.J$10]&gt;[.$C36]);0;IF(MOD([.J$10]-[.$B36]; [.$D36]) = 0; [.$E36]; 0))" office:value-type="float" office:value="5000" calcext:value-type="float">
            <text:p>5000</text:p>
          </table:table-cell>
          <table:table-cell table:formula="of:=IF(OR([.K$10]&lt;[.$B36];[.K$10]&gt;[.$C36]);0;IF(MOD([.K$10]-[.$B36]; [.$D36]) = 0; [.$E36]; 0))" office:value-type="float" office:value="5000" calcext:value-type="float">
            <text:p>5000</text:p>
          </table:table-cell>
          <table:table-cell table:formula="of:=IF(OR([.L$10]&lt;[.$B36];[.L$10]&gt;[.$C36]);0;IF(MOD([.L$10]-[.$B36]; [.$D36]) = 0; [.$E36]; 0))" office:value-type="float" office:value="5000" calcext:value-type="float">
            <text:p>5000</text:p>
          </table:table-cell>
          <table:table-cell table:formula="of:=IF(OR([.M$10]&lt;[.$B36];[.M$10]&gt;[.$C36]);0;IF(MOD([.M$10]-[.$B36]; [.$D36]) = 0; [.$E36]; 0))" office:value-type="float" office:value="5000" calcext:value-type="float">
            <text:p>5000</text:p>
          </table:table-cell>
          <table:table-cell table:formula="of:=IF(OR([.N$10]&lt;[.$B36];[.N$10]&gt;[.$C36]);0;IF(MOD([.N$10]-[.$B36]; [.$D36]) = 0; [.$E36]; 0))" office:value-type="float" office:value="5000" calcext:value-type="float">
            <text:p>5000</text:p>
          </table:table-cell>
          <table:table-cell table:formula="of:=IF(OR([.O$10]&lt;[.$B36];[.O$10]&gt;[.$C36]);0;IF(MOD([.O$10]-[.$B36]; [.$D36]) = 0; [.$E36]; 0))" office:value-type="float" office:value="5000" calcext:value-type="float">
            <text:p>5000</text:p>
          </table:table-cell>
          <table:table-cell table:formula="of:=IF(OR([.P$10]&lt;[.$B36];[.P$10]&gt;[.$C36]);0;IF(MOD([.P$10]-[.$B36]; [.$D36]) = 0; [.$E36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0]&lt;[.$B37];[.G$10]&gt;[.$C37]);0;IF(MOD([.G$10]-[.$B37]; [.$D37]) = 0; [.$E37]; 0))" office:value-type="float" office:value="0" calcext:value-type="float">
            <text:p>0</text:p>
          </table:table-cell>
          <table:table-cell table:formula="of:=IF(OR([.H$10]&lt;[.$B37];[.H$10]&gt;[.$C37]);0;IF(MOD([.H$10]-[.$B37]; [.$D37]) = 0; [.$E37]; 0))" office:value-type="float" office:value="0" calcext:value-type="float">
            <text:p>0</text:p>
          </table:table-cell>
          <table:table-cell table:formula="of:=IF(OR([.I$10]&lt;[.$B37];[.I$10]&gt;[.$C37]);0;IF(MOD([.I$10]-[.$B37]; [.$D37]) = 0; [.$E37]; 0))" office:value-type="float" office:value="0" calcext:value-type="float">
            <text:p>0</text:p>
          </table:table-cell>
          <table:table-cell table:formula="of:=IF(OR([.J$10]&lt;[.$B37];[.J$10]&gt;[.$C37]);0;IF(MOD([.J$10]-[.$B37]; [.$D37]) = 0; [.$E37]; 0))" office:value-type="float" office:value="0" calcext:value-type="float">
            <text:p>0</text:p>
          </table:table-cell>
          <table:table-cell table:formula="of:=IF(OR([.K$10]&lt;[.$B37];[.K$10]&gt;[.$C37]);0;IF(MOD([.K$10]-[.$B37]; [.$D37]) = 0; [.$E37]; 0))" office:value-type="float" office:value="0" calcext:value-type="float">
            <text:p>0</text:p>
          </table:table-cell>
          <table:table-cell table:formula="of:=IF(OR([.L$10]&lt;[.$B37];[.L$10]&gt;[.$C37]);0;IF(MOD([.L$10]-[.$B37]; [.$D37]) = 0; [.$E37]; 0))" office:value-type="float" office:value="0" calcext:value-type="float">
            <text:p>0</text:p>
          </table:table-cell>
          <table:table-cell table:formula="of:=IF(OR([.M$10]&lt;[.$B37];[.M$10]&gt;[.$C37]);0;IF(MOD([.M$10]-[.$B37]; [.$D37]) = 0; [.$E37]; 0))" office:value-type="float" office:value="0" calcext:value-type="float">
            <text:p>0</text:p>
          </table:table-cell>
          <table:table-cell table:formula="of:=IF(OR([.N$10]&lt;[.$B37];[.N$10]&gt;[.$C37]);0;IF(MOD([.N$10]-[.$B37]; [.$D37]) = 0; [.$E37]; 0))" office:value-type="float" office:value="80000" calcext:value-type="float">
            <text:p>80000</text:p>
          </table:table-cell>
          <table:table-cell table:formula="of:=IF(OR([.O$10]&lt;[.$B37];[.O$10]&gt;[.$C37]);0;IF(MOD([.O$10]-[.$B37]; [.$D37]) = 0; [.$E37]; 0))" office:value-type="float" office:value="0" calcext:value-type="float">
            <text:p>0</text:p>
          </table:table-cell>
          <table:table-cell table:formula="of:=IF(OR([.P$10]&lt;[.$B37];[.P$10]&gt;[.$C37]);0;IF(MOD([.P$10]-[.$B37]; [.$D37]) = 0; [.$E3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0]&lt;[.$B38];[.G$10]&gt;[.$C38]);0;IF(MOD([.G$10]-[.$B38]; [.$D38]) = 0; [.$E38]; 0))" office:value-type="float" office:value="0" calcext:value-type="float">
            <text:p>0</text:p>
          </table:table-cell>
          <table:table-cell table:formula="of:=IF(OR([.H$10]&lt;[.$B38];[.H$10]&gt;[.$C38]);0;IF(MOD([.H$10]-[.$B38]; [.$D38]) = 0; [.$E38]; 0))" office:value-type="float" office:value="0" calcext:value-type="float">
            <text:p>0</text:p>
          </table:table-cell>
          <table:table-cell table:formula="of:=IF(OR([.I$10]&lt;[.$B38];[.I$10]&gt;[.$C38]);0;IF(MOD([.I$10]-[.$B38]; [.$D38]) = 0; [.$E38]; 0))" office:value-type="float" office:value="125000" calcext:value-type="float">
            <text:p>125000</text:p>
          </table:table-cell>
          <table:table-cell table:formula="of:=IF(OR([.J$10]&lt;[.$B38];[.J$10]&gt;[.$C38]);0;IF(MOD([.J$10]-[.$B38]; [.$D38]) = 0; [.$E38]; 0))" office:value-type="float" office:value="125000" calcext:value-type="float">
            <text:p>125000</text:p>
          </table:table-cell>
          <table:table-cell table:formula="of:=IF(OR([.K$10]&lt;[.$B38];[.K$10]&gt;[.$C38]);0;IF(MOD([.K$10]-[.$B38]; [.$D38]) = 0; [.$E38]; 0))" office:value-type="float" office:value="0" calcext:value-type="float">
            <text:p>0</text:p>
          </table:table-cell>
          <table:table-cell table:formula="of:=IF(OR([.L$10]&lt;[.$B38];[.L$10]&gt;[.$C38]);0;IF(MOD([.L$10]-[.$B38]; [.$D38]) = 0; [.$E38]; 0))" office:value-type="float" office:value="0" calcext:value-type="float">
            <text:p>0</text:p>
          </table:table-cell>
          <table:table-cell table:formula="of:=IF(OR([.M$10]&lt;[.$B38];[.M$10]&gt;[.$C38]);0;IF(MOD([.M$10]-[.$B38]; [.$D38]) = 0; [.$E38]; 0))" office:value-type="float" office:value="0" calcext:value-type="float">
            <text:p>0</text:p>
          </table:table-cell>
          <table:table-cell table:formula="of:=IF(OR([.N$10]&lt;[.$B38];[.N$10]&gt;[.$C38]);0;IF(MOD([.N$10]-[.$B38]; [.$D38]) = 0; [.$E38]; 0))" office:value-type="float" office:value="0" calcext:value-type="float">
            <text:p>0</text:p>
          </table:table-cell>
          <table:table-cell table:formula="of:=IF(OR([.O$10]&lt;[.$B38];[.O$10]&gt;[.$C38]);0;IF(MOD([.O$10]-[.$B38]; [.$D38]) = 0; [.$E38]; 0))" office:value-type="float" office:value="0" calcext:value-type="float">
            <text:p>0</text:p>
          </table:table-cell>
          <table:table-cell table:formula="of:=IF(OR([.P$10]&lt;[.$B38];[.P$10]&gt;[.$C38]);0;IF(MOD([.P$10]-[.$B38]; [.$D38]) = 0; [.$E38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39];[.G$10]&gt;[.$C39]);0;IF(MOD([.G$10]-[.$B39]; [.$D39]) = 0; [.$E39]; 0))" office:value-type="float" office:value="0" calcext:value-type="float">
            <text:p>0</text:p>
          </table:table-cell>
          <table:table-cell table:formula="of:=IF(OR([.H$10]&lt;[.$B39];[.H$10]&gt;[.$C39]);0;IF(MOD([.H$10]-[.$B39]; [.$D39]) = 0; [.$E39]; 0))" office:value-type="float" office:value="10000" calcext:value-type="float">
            <text:p>10000</text:p>
          </table:table-cell>
          <table:table-cell table:formula="of:=IF(OR([.I$10]&lt;[.$B39];[.I$10]&gt;[.$C39]);0;IF(MOD([.I$10]-[.$B39]; [.$D39]) = 0; [.$E39]; 0))" office:value-type="float" office:value="0" calcext:value-type="float">
            <text:p>0</text:p>
          </table:table-cell>
          <table:table-cell table:formula="of:=IF(OR([.J$10]&lt;[.$B39];[.J$10]&gt;[.$C39]);0;IF(MOD([.J$10]-[.$B39]; [.$D39]) = 0; [.$E39]; 0))" office:value-type="float" office:value="0" calcext:value-type="float">
            <text:p>0</text:p>
          </table:table-cell>
          <table:table-cell table:formula="of:=IF(OR([.K$10]&lt;[.$B39];[.K$10]&gt;[.$C39]);0;IF(MOD([.K$10]-[.$B39]; [.$D39]) = 0; [.$E39]; 0))" office:value-type="float" office:value="0" calcext:value-type="float">
            <text:p>0</text:p>
          </table:table-cell>
          <table:table-cell table:formula="of:=IF(OR([.L$10]&lt;[.$B39];[.L$10]&gt;[.$C39]);0;IF(MOD([.L$10]-[.$B39]; [.$D39]) = 0; [.$E39]; 0))" office:value-type="float" office:value="0" calcext:value-type="float">
            <text:p>0</text:p>
          </table:table-cell>
          <table:table-cell table:formula="of:=IF(OR([.M$10]&lt;[.$B39];[.M$10]&gt;[.$C39]);0;IF(MOD([.M$10]-[.$B39]; [.$D39]) = 0; [.$E39]; 0))" office:value-type="float" office:value="0" calcext:value-type="float">
            <text:p>0</text:p>
          </table:table-cell>
          <table:table-cell table:formula="of:=IF(OR([.N$10]&lt;[.$B39];[.N$10]&gt;[.$C39]);0;IF(MOD([.N$10]-[.$B39]; [.$D39]) = 0; [.$E39]; 0))" office:value-type="float" office:value="0" calcext:value-type="float">
            <text:p>0</text:p>
          </table:table-cell>
          <table:table-cell table:formula="of:=IF(OR([.O$10]&lt;[.$B39];[.O$10]&gt;[.$C39]);0;IF(MOD([.O$10]-[.$B39]; [.$D39]) = 0; [.$E39]; 0))" office:value-type="float" office:value="0" calcext:value-type="float">
            <text:p>0</text:p>
          </table:table-cell>
          <table:table-cell table:formula="of:=IF(OR([.P$10]&lt;[.$B39];[.P$10]&gt;[.$C39]);0;IF(MOD([.P$10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0]&lt;[.$B40];[.G$10]&gt;[.$C40]);0;IF(MOD([.G$10]-[.$B40]; [.$D40]) = 0; [.$E40]; 0))" office:value-type="float" office:value="0" calcext:value-type="float">
            <text:p>0</text:p>
          </table:table-cell>
          <table:table-cell table:formula="of:=IF(OR([.H$10]&lt;[.$B40];[.H$10]&gt;[.$C40]);0;IF(MOD([.H$10]-[.$B40]; [.$D40]) = 0; [.$E40]; 0))" office:value-type="float" office:value="0" calcext:value-type="float">
            <text:p>0</text:p>
          </table:table-cell>
          <table:table-cell table:formula="of:=IF(OR([.I$10]&lt;[.$B40];[.I$10]&gt;[.$C40]);0;IF(MOD([.I$10]-[.$B40]; [.$D40]) = 0; [.$E40]; 0))" office:value-type="float" office:value="0" calcext:value-type="float">
            <text:p>0</text:p>
          </table:table-cell>
          <table:table-cell table:formula="of:=IF(OR([.J$10]&lt;[.$B40];[.J$10]&gt;[.$C40]);0;IF(MOD([.J$10]-[.$B40]; [.$D40]) = 0; [.$E40]; 0))" office:value-type="float" office:value="0" calcext:value-type="float">
            <text:p>0</text:p>
          </table:table-cell>
          <table:table-cell table:formula="of:=IF(OR([.K$10]&lt;[.$B40];[.K$10]&gt;[.$C40]);0;IF(MOD([.K$10]-[.$B40]; [.$D40]) = 0; [.$E40]; 0))" office:value-type="float" office:value="0" calcext:value-type="float">
            <text:p>0</text:p>
          </table:table-cell>
          <table:table-cell table:formula="of:=IF(OR([.L$10]&lt;[.$B40];[.L$10]&gt;[.$C40]);0;IF(MOD([.L$10]-[.$B40]; [.$D40]) = 0; [.$E40]; 0))" office:value-type="float" office:value="300000" calcext:value-type="float">
            <text:p>300000</text:p>
          </table:table-cell>
          <table:table-cell table:formula="of:=IF(OR([.M$10]&lt;[.$B40];[.M$10]&gt;[.$C40]);0;IF(MOD([.M$10]-[.$B40]; [.$D40]) = 0; [.$E40]; 0))" office:value-type="float" office:value="0" calcext:value-type="float">
            <text:p>0</text:p>
          </table:table-cell>
          <table:table-cell table:formula="of:=IF(OR([.N$10]&lt;[.$B40];[.N$10]&gt;[.$C40]);0;IF(MOD([.N$10]-[.$B40]; [.$D40]) = 0; [.$E40]; 0))" office:value-type="float" office:value="0" calcext:value-type="float">
            <text:p>0</text:p>
          </table:table-cell>
          <table:table-cell table:formula="of:=IF(OR([.O$10]&lt;[.$B40];[.O$10]&gt;[.$C40]);0;IF(MOD([.O$10]-[.$B40]; [.$D40]) = 0; [.$E40]; 0))" office:value-type="float" office:value="0" calcext:value-type="float">
            <text:p>0</text:p>
          </table:table-cell>
          <table:table-cell table:formula="of:=IF(OR([.P$10]&lt;[.$B40];[.P$10]&gt;[.$C40]);0;IF(MOD([.P$10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0]&lt;[.$B41];[.G$10]&gt;[.$C41]);0;IF(MOD([.G$10]-[.$B41]; [.$D41]) = 0; [.$E41]; 0))" office:value-type="float" office:value="0" calcext:value-type="float">
            <text:p>0</text:p>
          </table:table-cell>
          <table:table-cell table:formula="of:=IF(OR([.H$10]&lt;[.$B41];[.H$10]&gt;[.$C41]);0;IF(MOD([.H$10]-[.$B41]; [.$D41]) = 0; [.$E41]; 0))" office:value-type="float" office:value="20000" calcext:value-type="float">
            <text:p>20000</text:p>
          </table:table-cell>
          <table:table-cell table:formula="of:=IF(OR([.I$10]&lt;[.$B41];[.I$10]&gt;[.$C41]);0;IF(MOD([.I$10]-[.$B41]; [.$D41]) = 0; [.$E41]; 0))" office:value-type="float" office:value="0" calcext:value-type="float">
            <text:p>0</text:p>
          </table:table-cell>
          <table:table-cell table:formula="of:=IF(OR([.J$10]&lt;[.$B41];[.J$10]&gt;[.$C41]);0;IF(MOD([.J$10]-[.$B41]; [.$D41]) = 0; [.$E41]; 0))" office:value-type="float" office:value="0" calcext:value-type="float">
            <text:p>0</text:p>
          </table:table-cell>
          <table:table-cell table:formula="of:=IF(OR([.K$10]&lt;[.$B41];[.K$10]&gt;[.$C41]);0;IF(MOD([.K$10]-[.$B41]; [.$D41]) = 0; [.$E41]; 0))" office:value-type="float" office:value="0" calcext:value-type="float">
            <text:p>0</text:p>
          </table:table-cell>
          <table:table-cell table:formula="of:=IF(OR([.L$10]&lt;[.$B41];[.L$10]&gt;[.$C41]);0;IF(MOD([.L$10]-[.$B41]; [.$D41]) = 0; [.$E41]; 0))" office:value-type="float" office:value="0" calcext:value-type="float">
            <text:p>0</text:p>
          </table:table-cell>
          <table:table-cell table:formula="of:=IF(OR([.M$10]&lt;[.$B41];[.M$10]&gt;[.$C41]);0;IF(MOD([.M$10]-[.$B41]; [.$D41]) = 0; [.$E41]; 0))" office:value-type="float" office:value="0" calcext:value-type="float">
            <text:p>0</text:p>
          </table:table-cell>
          <table:table-cell table:formula="of:=IF(OR([.N$10]&lt;[.$B41];[.N$10]&gt;[.$C41]);0;IF(MOD([.N$10]-[.$B41]; [.$D41]) = 0; [.$E41]; 0))" office:value-type="float" office:value="0" calcext:value-type="float">
            <text:p>0</text:p>
          </table:table-cell>
          <table:table-cell table:formula="of:=IF(OR([.O$10]&lt;[.$B41];[.O$10]&gt;[.$C41]);0;IF(MOD([.O$10]-[.$B41]; [.$D41]) = 0; [.$E41]; 0))" office:value-type="float" office:value="0" calcext:value-type="float">
            <text:p>0</text:p>
          </table:table-cell>
          <table:table-cell table:formula="of:=IF(OR([.P$10]&lt;[.$B41];[.P$10]&gt;[.$C41]);0;IF(MOD([.P$10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0]&lt;[.$B42];[.G$10]&gt;[.$C42]);0;IF(MOD([.G$10]-[.$B42]; [.$D42]) = 0; [.$E42]; 0))" office:value-type="float" office:value="0" calcext:value-type="float">
            <text:p>0</text:p>
          </table:table-cell>
          <table:table-cell table:formula="of:=IF(OR([.H$10]&lt;[.$B42];[.H$10]&gt;[.$C42]);0;IF(MOD([.H$10]-[.$B42]; [.$D42]) = 0; [.$E42]; 0))" office:value-type="float" office:value="0" calcext:value-type="float">
            <text:p>0</text:p>
          </table:table-cell>
          <table:table-cell table:formula="of:=IF(OR([.I$10]&lt;[.$B42];[.I$10]&gt;[.$C42]);0;IF(MOD([.I$10]-[.$B42]; [.$D42]) = 0; [.$E42]; 0))" office:value-type="float" office:value="0" calcext:value-type="float">
            <text:p>0</text:p>
          </table:table-cell>
          <table:table-cell table:formula="of:=IF(OR([.J$10]&lt;[.$B42];[.J$10]&gt;[.$C42]);0;IF(MOD([.J$10]-[.$B42]; [.$D42]) = 0; [.$E42]; 0))" office:value-type="float" office:value="0" calcext:value-type="float">
            <text:p>0</text:p>
          </table:table-cell>
          <table:table-cell table:formula="of:=IF(OR([.K$10]&lt;[.$B42];[.K$10]&gt;[.$C42]);0;IF(MOD([.K$10]-[.$B42]; [.$D42]) = 0; [.$E42]; 0))" office:value-type="float" office:value="0" calcext:value-type="float">
            <text:p>0</text:p>
          </table:table-cell>
          <table:table-cell table:formula="of:=IF(OR([.L$10]&lt;[.$B42];[.L$10]&gt;[.$C42]);0;IF(MOD([.L$10]-[.$B42]; [.$D42]) = 0; [.$E42]; 0))" office:value-type="float" office:value="0" calcext:value-type="float">
            <text:p>0</text:p>
          </table:table-cell>
          <table:table-cell table:formula="of:=IF(OR([.M$10]&lt;[.$B42];[.M$10]&gt;[.$C42]);0;IF(MOD([.M$10]-[.$B42]; [.$D42]) = 0; [.$E42]; 0))" office:value-type="float" office:value="50000" calcext:value-type="float">
            <text:p>50000</text:p>
          </table:table-cell>
          <table:table-cell table:formula="of:=IF(OR([.N$10]&lt;[.$B42];[.N$10]&gt;[.$C42]);0;IF(MOD([.N$10]-[.$B42]; [.$D42]) = 0; [.$E42]; 0))" office:value-type="float" office:value="0" calcext:value-type="float">
            <text:p>0</text:p>
          </table:table-cell>
          <table:table-cell table:formula="of:=IF(OR([.O$10]&lt;[.$B42];[.O$10]&gt;[.$C42]);0;IF(MOD([.O$10]-[.$B42]; [.$D42]) = 0; [.$E42]; 0))" office:value-type="float" office:value="0" calcext:value-type="float">
            <text:p>0</text:p>
          </table:table-cell>
          <table:table-cell table:formula="of:=IF(OR([.P$10]&lt;[.$B42];[.P$10]&gt;[.$C42]);0;IF(MOD([.P$10]-[.$B42]; [.$D42]) = 0; [.$E4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3];[.G$10]&gt;[.$C43]);0;IF(MOD([.G$10]-[.$B43]; [.$D43]) = 0; [.$E43]; 0))" office:value-type="float" office:value="0" calcext:value-type="float">
            <text:p>0</text:p>
          </table:table-cell>
          <table:table-cell table:formula="of:=IF(OR([.H$10]&lt;[.$B43];[.H$10]&gt;[.$C43]);0;IF(MOD([.H$10]-[.$B43]; [.$D43]) = 0; [.$E43]; 0))" office:value-type="float" office:value="0" calcext:value-type="float">
            <text:p>0</text:p>
          </table:table-cell>
          <table:table-cell table:formula="of:=IF(OR([.I$10]&lt;[.$B43];[.I$10]&gt;[.$C43]);0;IF(MOD([.I$10]-[.$B43]; [.$D43]) = 0; [.$E43]; 0))" office:value-type="float" office:value="0" calcext:value-type="float">
            <text:p>0</text:p>
          </table:table-cell>
          <table:table-cell table:formula="of:=IF(OR([.J$10]&lt;[.$B43];[.J$10]&gt;[.$C43]);0;IF(MOD([.J$10]-[.$B43]; [.$D43]) = 0; [.$E43]; 0))" office:value-type="float" office:value="0" calcext:value-type="float">
            <text:p>0</text:p>
          </table:table-cell>
          <table:table-cell table:formula="of:=IF(OR([.K$10]&lt;[.$B43];[.K$10]&gt;[.$C43]);0;IF(MOD([.K$10]-[.$B43]; [.$D43]) = 0; [.$E43]; 0))" office:value-type="float" office:value="0" calcext:value-type="float">
            <text:p>0</text:p>
          </table:table-cell>
          <table:table-cell table:formula="of:=IF(OR([.L$10]&lt;[.$B43];[.L$10]&gt;[.$C43]);0;IF(MOD([.L$10]-[.$B43]; [.$D43]) = 0; [.$E43]; 0))" office:value-type="float" office:value="0" calcext:value-type="float">
            <text:p>0</text:p>
          </table:table-cell>
          <table:table-cell table:formula="of:=IF(OR([.M$10]&lt;[.$B43];[.M$10]&gt;[.$C43]);0;IF(MOD([.M$10]-[.$B43]; [.$D43]) = 0; [.$E43]; 0))" office:value-type="float" office:value="0" calcext:value-type="float">
            <text:p>0</text:p>
          </table:table-cell>
          <table:table-cell table:formula="of:=IF(OR([.N$10]&lt;[.$B43];[.N$10]&gt;[.$C43]);0;IF(MOD([.N$10]-[.$B43]; [.$D43]) = 0; [.$E43]; 0))" office:value-type="float" office:value="0" calcext:value-type="float">
            <text:p>0</text:p>
          </table:table-cell>
          <table:table-cell table:formula="of:=IF(OR([.O$10]&lt;[.$B43];[.O$10]&gt;[.$C43]);0;IF(MOD([.O$10]-[.$B43]; [.$D43]) = 0; [.$E43]; 0))" office:value-type="float" office:value="0" calcext:value-type="float">
            <text:p>0</text:p>
          </table:table-cell>
          <table:table-cell table:formula="of:=IF(OR([.P$10]&lt;[.$B43];[.P$10]&gt;[.$C43]);0;IF(MOD([.P$10]-[.$B43]; [.$D43]) = 0; [.$E43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4];[.G$10]&gt;[.$C44]);0;IF(MOD([.G$10]-[.$B44]; [.$D44]) = 0; [.$E44]; 0))" office:value-type="float" office:value="0" calcext:value-type="float">
            <text:p>0</text:p>
          </table:table-cell>
          <table:table-cell table:formula="of:=IF(OR([.H$10]&lt;[.$B44];[.H$10]&gt;[.$C44]);0;IF(MOD([.H$10]-[.$B44]; [.$D44]) = 0; [.$E44]; 0))" office:value-type="float" office:value="25000" calcext:value-type="float">
            <text:p>25000</text:p>
          </table:table-cell>
          <table:table-cell table:formula="of:=IF(OR([.I$10]&lt;[.$B44];[.I$10]&gt;[.$C44]);0;IF(MOD([.I$10]-[.$B44]; [.$D44]) = 0; [.$E44]; 0))" office:value-type="float" office:value="0" calcext:value-type="float">
            <text:p>0</text:p>
          </table:table-cell>
          <table:table-cell table:formula="of:=IF(OR([.J$10]&lt;[.$B44];[.J$10]&gt;[.$C44]);0;IF(MOD([.J$10]-[.$B44]; [.$D44]) = 0; [.$E44]; 0))" office:value-type="float" office:value="25000" calcext:value-type="float">
            <text:p>25000</text:p>
          </table:table-cell>
          <table:table-cell table:formula="of:=IF(OR([.K$10]&lt;[.$B44];[.K$10]&gt;[.$C44]);0;IF(MOD([.K$10]-[.$B44]; [.$D44]) = 0; [.$E44]; 0))" office:value-type="float" office:value="0" calcext:value-type="float">
            <text:p>0</text:p>
          </table:table-cell>
          <table:table-cell table:formula="of:=IF(OR([.L$10]&lt;[.$B44];[.L$10]&gt;[.$C44]);0;IF(MOD([.L$10]-[.$B44]; [.$D44]) = 0; [.$E44]; 0))" office:value-type="float" office:value="25000" calcext:value-type="float">
            <text:p>25000</text:p>
          </table:table-cell>
          <table:table-cell table:formula="of:=IF(OR([.M$10]&lt;[.$B44];[.M$10]&gt;[.$C44]);0;IF(MOD([.M$10]-[.$B44]; [.$D44]) = 0; [.$E44]; 0))" office:value-type="float" office:value="0" calcext:value-type="float">
            <text:p>0</text:p>
          </table:table-cell>
          <table:table-cell table:formula="of:=IF(OR([.N$10]&lt;[.$B44];[.N$10]&gt;[.$C44]);0;IF(MOD([.N$10]-[.$B44]; [.$D44]) = 0; [.$E44]; 0))" office:value-type="float" office:value="25000" calcext:value-type="float">
            <text:p>25000</text:p>
          </table:table-cell>
          <table:table-cell table:formula="of:=IF(OR([.O$10]&lt;[.$B44];[.O$10]&gt;[.$C44]);0;IF(MOD([.O$10]-[.$B44]; [.$D44]) = 0; [.$E44]; 0))" office:value-type="float" office:value="0" calcext:value-type="float">
            <text:p>0</text:p>
          </table:table-cell>
          <table:table-cell table:formula="of:=IF(OR([.P$10]&lt;[.$B44];[.P$10]&gt;[.$C44]);0;IF(MOD([.P$10]-[.$B44]; [.$D44]) = 0; [.$E4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0]&lt;[.$B45];[.G$10]&gt;[.$C45]);0;IF(MOD([.G$10]-[.$B45]; [.$D45]) = 0; [.$E45]; 0))" office:value-type="float" office:value="0" calcext:value-type="float">
            <text:p>0</text:p>
          </table:table-cell>
          <table:table-cell table:formula="of:=IF(OR([.H$10]&lt;[.$B45];[.H$10]&gt;[.$C45]);0;IF(MOD([.H$10]-[.$B45]; [.$D45]) = 0; [.$E45]; 0))" office:value-type="float" office:value="6000" calcext:value-type="float">
            <text:p>6000</text:p>
          </table:table-cell>
          <table:table-cell table:formula="of:=IF(OR([.I$10]&lt;[.$B45];[.I$10]&gt;[.$C45]);0;IF(MOD([.I$10]-[.$B45]; [.$D45]) = 0; [.$E45]; 0))" office:value-type="float" office:value="0" calcext:value-type="float">
            <text:p>0</text:p>
          </table:table-cell>
          <table:table-cell table:formula="of:=IF(OR([.J$10]&lt;[.$B45];[.J$10]&gt;[.$C45]);0;IF(MOD([.J$10]-[.$B45]; [.$D45]) = 0; [.$E45]; 0))" office:value-type="float" office:value="6000" calcext:value-type="float">
            <text:p>6000</text:p>
          </table:table-cell>
          <table:table-cell table:formula="of:=IF(OR([.K$10]&lt;[.$B45];[.K$10]&gt;[.$C45]);0;IF(MOD([.K$10]-[.$B45]; [.$D45]) = 0; [.$E45]; 0))" office:value-type="float" office:value="0" calcext:value-type="float">
            <text:p>0</text:p>
          </table:table-cell>
          <table:table-cell table:formula="of:=IF(OR([.L$10]&lt;[.$B45];[.L$10]&gt;[.$C45]);0;IF(MOD([.L$10]-[.$B45]; [.$D45]) = 0; [.$E45]; 0))" office:value-type="float" office:value="0" calcext:value-type="float">
            <text:p>0</text:p>
          </table:table-cell>
          <table:table-cell table:formula="of:=IF(OR([.M$10]&lt;[.$B45];[.M$10]&gt;[.$C45]);0;IF(MOD([.M$10]-[.$B45]; [.$D45]) = 0; [.$E45]; 0))" office:value-type="float" office:value="0" calcext:value-type="float">
            <text:p>0</text:p>
          </table:table-cell>
          <table:table-cell table:formula="of:=IF(OR([.N$10]&lt;[.$B45];[.N$10]&gt;[.$C45]);0;IF(MOD([.N$10]-[.$B45]; [.$D45]) = 0; [.$E45]; 0))" office:value-type="float" office:value="0" calcext:value-type="float">
            <text:p>0</text:p>
          </table:table-cell>
          <table:table-cell table:formula="of:=IF(OR([.O$10]&lt;[.$B45];[.O$10]&gt;[.$C45]);0;IF(MOD([.O$10]-[.$B45]; [.$D45]) = 0; [.$E45]; 0))" office:value-type="float" office:value="0" calcext:value-type="float">
            <text:p>0</text:p>
          </table:table-cell>
          <table:table-cell table:formula="of:=IF(OR([.P$10]&lt;[.$B45];[.P$10]&gt;[.$C45]);0;IF(MOD([.P$10]-[.$B45]; [.$D45]) = 0; [.$E4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0]&lt;[.$B46];[.G$10]&gt;[.$C46]);0;IF(MOD([.G$10]-[.$B46]; [.$D46]) = 0; [.$E46]; 0))" office:value-type="float" office:value="4000" calcext:value-type="float">
            <text:p>4000</text:p>
          </table:table-cell>
          <table:table-cell table:formula="of:=IF(OR([.H$10]&lt;[.$B46];[.H$10]&gt;[.$C46]);0;IF(MOD([.H$10]-[.$B46]; [.$D46]) = 0; [.$E46]; 0))" office:value-type="float" office:value="4000" calcext:value-type="float">
            <text:p>4000</text:p>
          </table:table-cell>
          <table:table-cell table:formula="of:=IF(OR([.I$10]&lt;[.$B46];[.I$10]&gt;[.$C46]);0;IF(MOD([.I$10]-[.$B46]; [.$D46]) = 0; [.$E46]; 0))" office:value-type="float" office:value="4000" calcext:value-type="float">
            <text:p>4000</text:p>
          </table:table-cell>
          <table:table-cell table:formula="of:=IF(OR([.J$10]&lt;[.$B46];[.J$10]&gt;[.$C46]);0;IF(MOD([.J$10]-[.$B46]; [.$D46]) = 0; [.$E46]; 0))" office:value-type="float" office:value="4000" calcext:value-type="float">
            <text:p>4000</text:p>
          </table:table-cell>
          <table:table-cell table:formula="of:=IF(OR([.K$10]&lt;[.$B46];[.K$10]&gt;[.$C46]);0;IF(MOD([.K$10]-[.$B46]; [.$D46]) = 0; [.$E46]; 0))" office:value-type="float" office:value="4000" calcext:value-type="float">
            <text:p>4000</text:p>
          </table:table-cell>
          <table:table-cell table:formula="of:=IF(OR([.L$10]&lt;[.$B46];[.L$10]&gt;[.$C46]);0;IF(MOD([.L$10]-[.$B46]; [.$D46]) = 0; [.$E46]; 0))" office:value-type="float" office:value="4000" calcext:value-type="float">
            <text:p>4000</text:p>
          </table:table-cell>
          <table:table-cell table:formula="of:=IF(OR([.M$10]&lt;[.$B46];[.M$10]&gt;[.$C46]);0;IF(MOD([.M$10]-[.$B46]; [.$D46]) = 0; [.$E46]; 0))" office:value-type="float" office:value="4000" calcext:value-type="float">
            <text:p>4000</text:p>
          </table:table-cell>
          <table:table-cell table:formula="of:=IF(OR([.N$10]&lt;[.$B46];[.N$10]&gt;[.$C46]);0;IF(MOD([.N$10]-[.$B46]; [.$D46]) = 0; [.$E46]; 0))" office:value-type="float" office:value="4000" calcext:value-type="float">
            <text:p>4000</text:p>
          </table:table-cell>
          <table:table-cell table:formula="of:=IF(OR([.O$10]&lt;[.$B46];[.O$10]&gt;[.$C46]);0;IF(MOD([.O$10]-[.$B46]; [.$D46]) = 0; [.$E46]; 0))" office:value-type="float" office:value="4000" calcext:value-type="float">
            <text:p>4000</text:p>
          </table:table-cell>
          <table:table-cell table:formula="of:=IF(OR([.P$10]&lt;[.$B46];[.P$10]&gt;[.$C46]);0;IF(MOD([.P$10]-[.$B46]; [.$D46]) = 0; [.$E46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0]&lt;[.$B47];[.G$10]&gt;[.$C47]);0;IF(MOD([.G$10]-[.$B47]; [.$D47]) = 0; [.$E47]; 0))" office:value-type="float" office:value="0" calcext:value-type="float">
            <text:p>0</text:p>
          </table:table-cell>
          <table:table-cell table:formula="of:=IF(OR([.H$10]&lt;[.$B47];[.H$10]&gt;[.$C47]);0;IF(MOD([.H$10]-[.$B47]; [.$D47]) = 0; [.$E47]; 0))" office:value-type="float" office:value="0" calcext:value-type="float">
            <text:p>0</text:p>
          </table:table-cell>
          <table:table-cell table:formula="of:=IF(OR([.I$10]&lt;[.$B47];[.I$10]&gt;[.$C47]);0;IF(MOD([.I$10]-[.$B47]; [.$D47]) = 0; [.$E47]; 0))" office:value-type="float" office:value="0" calcext:value-type="float">
            <text:p>0</text:p>
          </table:table-cell>
          <table:table-cell table:formula="of:=IF(OR([.J$10]&lt;[.$B47];[.J$10]&gt;[.$C47]);0;IF(MOD([.J$10]-[.$B47]; [.$D47]) = 0; [.$E47]; 0))" office:value-type="float" office:value="0" calcext:value-type="float">
            <text:p>0</text:p>
          </table:table-cell>
          <table:table-cell table:formula="of:=IF(OR([.K$10]&lt;[.$B47];[.K$10]&gt;[.$C47]);0;IF(MOD([.K$10]-[.$B47]; [.$D47]) = 0; [.$E47]; 0))" office:value-type="float" office:value="0" calcext:value-type="float">
            <text:p>0</text:p>
          </table:table-cell>
          <table:table-cell table:formula="of:=IF(OR([.L$10]&lt;[.$B47];[.L$10]&gt;[.$C47]);0;IF(MOD([.L$10]-[.$B47]; [.$D47]) = 0; [.$E47]; 0))" office:value-type="float" office:value="0" calcext:value-type="float">
            <text:p>0</text:p>
          </table:table-cell>
          <table:table-cell table:formula="of:=IF(OR([.M$10]&lt;[.$B47];[.M$10]&gt;[.$C47]);0;IF(MOD([.M$10]-[.$B47]; [.$D47]) = 0; [.$E47]; 0))" office:value-type="float" office:value="0" calcext:value-type="float">
            <text:p>0</text:p>
          </table:table-cell>
          <table:table-cell table:formula="of:=IF(OR([.N$10]&lt;[.$B47];[.N$10]&gt;[.$C47]);0;IF(MOD([.N$10]-[.$B47]; [.$D47]) = 0; [.$E47]; 0))" office:value-type="float" office:value="0" calcext:value-type="float">
            <text:p>0</text:p>
          </table:table-cell>
          <table:table-cell table:formula="of:=IF(OR([.O$10]&lt;[.$B47];[.O$10]&gt;[.$C47]);0;IF(MOD([.O$10]-[.$B47]; [.$D47]) = 0; [.$E47]; 0))" office:value-type="float" office:value="0" calcext:value-type="float">
            <text:p>0</text:p>
          </table:table-cell>
          <table:table-cell table:formula="of:=IF(OR([.P$10]&lt;[.$B47];[.P$10]&gt;[.$C47]);0;IF(MOD([.P$10]-[.$B47]; [.$D47]) = 0; [.$E47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48];[.G$10]&gt;[.$C48]);0;IF(MOD([.G$10]-[.$B48]; [.$D48]) = 0; [.$E48]; 0))" office:value-type="float" office:value="5000" calcext:value-type="float">
            <text:p>5000</text:p>
          </table:table-cell>
          <table:table-cell table:formula="of:=IF(OR([.H$10]&lt;[.$B48];[.H$10]&gt;[.$C48]);0;IF(MOD([.H$10]-[.$B48]; [.$D48]) = 0; [.$E48]; 0))" office:value-type="float" office:value="5000" calcext:value-type="float">
            <text:p>5000</text:p>
          </table:table-cell>
          <table:table-cell table:formula="of:=IF(OR([.I$10]&lt;[.$B48];[.I$10]&gt;[.$C48]);0;IF(MOD([.I$10]-[.$B48]; [.$D48]) = 0; [.$E48]; 0))" office:value-type="float" office:value="5000" calcext:value-type="float">
            <text:p>5000</text:p>
          </table:table-cell>
          <table:table-cell table:formula="of:=IF(OR([.J$10]&lt;[.$B48];[.J$10]&gt;[.$C48]);0;IF(MOD([.J$10]-[.$B48]; [.$D48]) = 0; [.$E48]; 0))" office:value-type="float" office:value="5000" calcext:value-type="float">
            <text:p>5000</text:p>
          </table:table-cell>
          <table:table-cell table:formula="of:=IF(OR([.K$10]&lt;[.$B48];[.K$10]&gt;[.$C48]);0;IF(MOD([.K$10]-[.$B48]; [.$D48]) = 0; [.$E48]; 0))" office:value-type="float" office:value="5000" calcext:value-type="float">
            <text:p>5000</text:p>
          </table:table-cell>
          <table:table-cell table:formula="of:=IF(OR([.L$10]&lt;[.$B48];[.L$10]&gt;[.$C48]);0;IF(MOD([.L$10]-[.$B48]; [.$D48]) = 0; [.$E48]; 0))" office:value-type="float" office:value="5000" calcext:value-type="float">
            <text:p>5000</text:p>
          </table:table-cell>
          <table:table-cell table:formula="of:=IF(OR([.M$10]&lt;[.$B48];[.M$10]&gt;[.$C48]);0;IF(MOD([.M$10]-[.$B48]; [.$D48]) = 0; [.$E48]; 0))" office:value-type="float" office:value="5000" calcext:value-type="float">
            <text:p>5000</text:p>
          </table:table-cell>
          <table:table-cell table:formula="of:=IF(OR([.N$10]&lt;[.$B48];[.N$10]&gt;[.$C48]);0;IF(MOD([.N$10]-[.$B48]; [.$D48]) = 0; [.$E48]; 0))" office:value-type="float" office:value="5000" calcext:value-type="float">
            <text:p>5000</text:p>
          </table:table-cell>
          <table:table-cell table:formula="of:=IF(OR([.O$10]&lt;[.$B48];[.O$10]&gt;[.$C48]);0;IF(MOD([.O$10]-[.$B48]; [.$D48]) = 0; [.$E48]; 0))" office:value-type="float" office:value="5000" calcext:value-type="float">
            <text:p>5000</text:p>
          </table:table-cell>
          <table:table-cell table:formula="of:=IF(OR([.P$10]&lt;[.$B48];[.P$10]&gt;[.$C48]);0;IF(MOD([.P$10]-[.$B48]; [.$D48]) = 0; [.$E48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IF(OR([.G$10]&lt;[.$B49];[.G$10]&gt;[.$C49]);0;IF(MOD([.G$10]-[.$B49]; [.$D49]) = 0; [.$E49]; 0))" office:value-type="float" office:value="2500" calcext:value-type="float">
            <text:p>2500</text:p>
          </table:table-cell>
          <table:table-cell table:formula="of:=IF(OR([.H$10]&lt;[.$B49];[.H$10]&gt;[.$C49]);0;IF(MOD([.H$10]-[.$B49]; [.$D49]) = 0; [.$E49]; 0))" office:value-type="float" office:value="2500" calcext:value-type="float">
            <text:p>2500</text:p>
          </table:table-cell>
          <table:table-cell table:formula="of:=IF(OR([.I$10]&lt;[.$B49];[.I$10]&gt;[.$C49]);0;IF(MOD([.I$10]-[.$B49]; [.$D49]) = 0; [.$E49]; 0))" office:value-type="float" office:value="2500" calcext:value-type="float">
            <text:p>2500</text:p>
          </table:table-cell>
          <table:table-cell table:formula="of:=IF(OR([.J$10]&lt;[.$B49];[.J$10]&gt;[.$C49]);0;IF(MOD([.J$10]-[.$B49]; [.$D49]) = 0; [.$E49]; 0))" office:value-type="float" office:value="2500" calcext:value-type="float">
            <text:p>2500</text:p>
          </table:table-cell>
          <table:table-cell table:formula="of:=IF(OR([.K$10]&lt;[.$B49];[.K$10]&gt;[.$C49]);0;IF(MOD([.K$10]-[.$B49]; [.$D49]) = 0; [.$E49]; 0))" office:value-type="float" office:value="2500" calcext:value-type="float">
            <text:p>2500</text:p>
          </table:table-cell>
          <table:table-cell table:formula="of:=IF(OR([.L$10]&lt;[.$B49];[.L$10]&gt;[.$C49]);0;IF(MOD([.L$10]-[.$B49]; [.$D49]) = 0; [.$E49]; 0))" office:value-type="float" office:value="2500" calcext:value-type="float">
            <text:p>2500</text:p>
          </table:table-cell>
          <table:table-cell table:formula="of:=IF(OR([.M$10]&lt;[.$B49];[.M$10]&gt;[.$C49]);0;IF(MOD([.M$10]-[.$B49]; [.$D49]) = 0; [.$E49]; 0))" office:value-type="float" office:value="2500" calcext:value-type="float">
            <text:p>2500</text:p>
          </table:table-cell>
          <table:table-cell table:formula="of:=IF(OR([.N$10]&lt;[.$B49];[.N$10]&gt;[.$C49]);0;IF(MOD([.N$10]-[.$B49]; [.$D49]) = 0; [.$E49]; 0))" office:value-type="float" office:value="2500" calcext:value-type="float">
            <text:p>2500</text:p>
          </table:table-cell>
          <table:table-cell table:formula="of:=IF(OR([.O$10]&lt;[.$B49];[.O$10]&gt;[.$C49]);0;IF(MOD([.O$10]-[.$B49]; [.$D49]) = 0; [.$E49]; 0))" office:value-type="float" office:value="2500" calcext:value-type="float">
            <text:p>2500</text:p>
          </table:table-cell>
          <table:table-cell table:formula="of:=IF(OR([.P$10]&lt;[.$B49];[.P$10]&gt;[.$C49]);0;IF(MOD([.P$10]-[.$B49]; [.$D49]) = 0; [.$E49]; 0)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50];[.G$10]&gt;[.$C50]);0;IF(MOD([.G$10]-[.$B50]; [.$D50]) = 0; [.$E50]; 0))" office:value-type="float" office:value="0" calcext:value-type="float">
            <text:p>0</text:p>
          </table:table-cell>
          <table:table-cell table:formula="of:=IF(OR([.H$10]&lt;[.$B50];[.H$10]&gt;[.$C50]);0;IF(MOD([.H$10]-[.$B50]; [.$D50]) = 0; [.$E50]; 0))" office:value-type="float" office:value="0" calcext:value-type="float">
            <text:p>0</text:p>
          </table:table-cell>
          <table:table-cell table:formula="of:=IF(OR([.I$10]&lt;[.$B50];[.I$10]&gt;[.$C50]);0;IF(MOD([.I$10]-[.$B50]; [.$D50]) = 0; [.$E50]; 0))" office:value-type="float" office:value="0" calcext:value-type="float">
            <text:p>0</text:p>
          </table:table-cell>
          <table:table-cell table:formula="of:=IF(OR([.J$10]&lt;[.$B50];[.J$10]&gt;[.$C50]);0;IF(MOD([.J$10]-[.$B50]; [.$D50]) = 0; [.$E50]; 0))" office:value-type="float" office:value="0" calcext:value-type="float">
            <text:p>0</text:p>
          </table:table-cell>
          <table:table-cell table:formula="of:=IF(OR([.K$10]&lt;[.$B50];[.K$10]&gt;[.$C50]);0;IF(MOD([.K$10]-[.$B50]; [.$D50]) = 0; [.$E50]; 0))" office:value-type="float" office:value="0" calcext:value-type="float">
            <text:p>0</text:p>
          </table:table-cell>
          <table:table-cell table:formula="of:=IF(OR([.L$10]&lt;[.$B50];[.L$10]&gt;[.$C50]);0;IF(MOD([.L$10]-[.$B50]; [.$D50]) = 0; [.$E50]; 0))" office:value-type="float" office:value="10000" calcext:value-type="float">
            <text:p>10000</text:p>
          </table:table-cell>
          <table:table-cell table:formula="of:=IF(OR([.M$10]&lt;[.$B50];[.M$10]&gt;[.$C50]);0;IF(MOD([.M$10]-[.$B50]; [.$D50]) = 0; [.$E50]; 0))" office:value-type="float" office:value="0" calcext:value-type="float">
            <text:p>0</text:p>
          </table:table-cell>
          <table:table-cell table:formula="of:=IF(OR([.N$10]&lt;[.$B50];[.N$10]&gt;[.$C50]);0;IF(MOD([.N$10]-[.$B50]; [.$D50]) = 0; [.$E50]; 0))" office:value-type="float" office:value="0" calcext:value-type="float">
            <text:p>0</text:p>
          </table:table-cell>
          <table:table-cell table:formula="of:=IF(OR([.O$10]&lt;[.$B50];[.O$10]&gt;[.$C50]);0;IF(MOD([.O$10]-[.$B50]; [.$D50]) = 0; [.$E50]; 0))" office:value-type="float" office:value="0" calcext:value-type="float">
            <text:p>0</text:p>
          </table:table-cell>
          <table:table-cell table:formula="of:=IF(OR([.P$10]&lt;[.$B50];[.P$10]&gt;[.$C50]);0;IF(MOD([.P$10]-[.$B50]; [.$D50]) = 0; [.$E5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51];[.G$10]&gt;[.$C51]);0;IF(MOD([.G$10]-[.$B51]; [.$D51]) = 0; [.$E51]; 0))" office:value-type="float" office:value="0" calcext:value-type="float">
            <text:p>0</text:p>
          </table:table-cell>
          <table:table-cell table:formula="of:=IF(OR([.H$10]&lt;[.$B51];[.H$10]&gt;[.$C51]);0;IF(MOD([.H$10]-[.$B51]; [.$D51]) = 0; [.$E51]; 0))" office:value-type="float" office:value="0" calcext:value-type="float">
            <text:p>0</text:p>
          </table:table-cell>
          <table:table-cell table:formula="of:=IF(OR([.I$10]&lt;[.$B51];[.I$10]&gt;[.$C51]);0;IF(MOD([.I$10]-[.$B51]; [.$D51]) = 0; [.$E51]; 0))" office:value-type="float" office:value="0" calcext:value-type="float">
            <text:p>0</text:p>
          </table:table-cell>
          <table:table-cell table:formula="of:=IF(OR([.J$10]&lt;[.$B51];[.J$10]&gt;[.$C51]);0;IF(MOD([.J$10]-[.$B51]; [.$D51]) = 0; [.$E51]; 0))" office:value-type="float" office:value="0" calcext:value-type="float">
            <text:p>0</text:p>
          </table:table-cell>
          <table:table-cell table:formula="of:=IF(OR([.K$10]&lt;[.$B51];[.K$10]&gt;[.$C51]);0;IF(MOD([.K$10]-[.$B51]; [.$D51]) = 0; [.$E51]; 0))" office:value-type="float" office:value="0" calcext:value-type="float">
            <text:p>0</text:p>
          </table:table-cell>
          <table:table-cell table:formula="of:=IF(OR([.L$10]&lt;[.$B51];[.L$10]&gt;[.$C51]);0;IF(MOD([.L$10]-[.$B51]; [.$D51]) = 0; [.$E51]; 0))" office:value-type="float" office:value="10000" calcext:value-type="float">
            <text:p>10000</text:p>
          </table:table-cell>
          <table:table-cell table:formula="of:=IF(OR([.M$10]&lt;[.$B51];[.M$10]&gt;[.$C51]);0;IF(MOD([.M$10]-[.$B51]; [.$D51]) = 0; [.$E51]; 0))" office:value-type="float" office:value="10000" calcext:value-type="float">
            <text:p>10000</text:p>
          </table:table-cell>
          <table:table-cell table:formula="of:=IF(OR([.N$10]&lt;[.$B51];[.N$10]&gt;[.$C51]);0;IF(MOD([.N$10]-[.$B51]; [.$D51]) = 0; [.$E51]; 0))" office:value-type="float" office:value="10000" calcext:value-type="float">
            <text:p>10000</text:p>
          </table:table-cell>
          <table:table-cell table:formula="of:=IF(OR([.O$10]&lt;[.$B51];[.O$10]&gt;[.$C51]);0;IF(MOD([.O$10]-[.$B51]; [.$D51]) = 0; [.$E51]; 0))" office:value-type="float" office:value="10000" calcext:value-type="float">
            <text:p>10000</text:p>
          </table:table-cell>
          <table:table-cell table:formula="of:=IF(OR([.P$10]&lt;[.$B51];[.P$10]&gt;[.$C51]);0;IF(MOD([.P$10]-[.$B51]; [.$D51]) = 0; [.$E51]; 0))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2];[.G$10]&gt;[.$C52]);0;IF(MOD([.G$10]-[.$B52]; [.$D52]) = 0; [.$E52]; 0))" office:value-type="float" office:value="0" calcext:value-type="float">
            <text:p>0</text:p>
          </table:table-cell>
          <table:table-cell table:formula="of:=IF(OR([.H$10]&lt;[.$B52];[.H$10]&gt;[.$C52]);0;IF(MOD([.H$10]-[.$B52]; [.$D52]) = 0; [.$E52]; 0))" office:value-type="float" office:value="0" calcext:value-type="float">
            <text:p>0</text:p>
          </table:table-cell>
          <table:table-cell table:formula="of:=IF(OR([.I$10]&lt;[.$B52];[.I$10]&gt;[.$C52]);0;IF(MOD([.I$10]-[.$B52]; [.$D52]) = 0; [.$E52]; 0))" office:value-type="float" office:value="0" calcext:value-type="float">
            <text:p>0</text:p>
          </table:table-cell>
          <table:table-cell table:formula="of:=IF(OR([.J$10]&lt;[.$B52];[.J$10]&gt;[.$C52]);0;IF(MOD([.J$10]-[.$B52]; [.$D52]) = 0; [.$E52]; 0))" office:value-type="float" office:value="0" calcext:value-type="float">
            <text:p>0</text:p>
          </table:table-cell>
          <table:table-cell table:formula="of:=IF(OR([.K$10]&lt;[.$B52];[.K$10]&gt;[.$C52]);0;IF(MOD([.K$10]-[.$B52]; [.$D52]) = 0; [.$E52]; 0))" office:value-type="float" office:value="0" calcext:value-type="float">
            <text:p>0</text:p>
          </table:table-cell>
          <table:table-cell table:formula="of:=IF(OR([.L$10]&lt;[.$B52];[.L$10]&gt;[.$C52]);0;IF(MOD([.L$10]-[.$B52]; [.$D52]) = 0; [.$E52]; 0))" office:value-type="float" office:value="0" calcext:value-type="float">
            <text:p>0</text:p>
          </table:table-cell>
          <table:table-cell table:formula="of:=IF(OR([.M$10]&lt;[.$B52];[.M$10]&gt;[.$C52]);0;IF(MOD([.M$10]-[.$B52]; [.$D52]) = 0; [.$E52]; 0))" office:value-type="float" office:value="0" calcext:value-type="float">
            <text:p>0</text:p>
          </table:table-cell>
          <table:table-cell table:formula="of:=IF(OR([.N$10]&lt;[.$B52];[.N$10]&gt;[.$C52]);0;IF(MOD([.N$10]-[.$B52]; [.$D52]) = 0; [.$E52]; 0))" office:value-type="float" office:value="0" calcext:value-type="float">
            <text:p>0</text:p>
          </table:table-cell>
          <table:table-cell table:formula="of:=IF(OR([.O$10]&lt;[.$B52];[.O$10]&gt;[.$C52]);0;IF(MOD([.O$10]-[.$B52]; [.$D52]) = 0; [.$E52]; 0))" office:value-type="float" office:value="0" calcext:value-type="float">
            <text:p>0</text:p>
          </table:table-cell>
          <table:table-cell table:formula="of:=IF(OR([.P$10]&lt;[.$B52];[.P$10]&gt;[.$C52]);0;IF(MOD([.P$10]-[.$B52]; [.$D52]) = 0; [.$E52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3];[.G$10]&gt;[.$C53]);0;IF(MOD([.G$10]-[.$B53]; [.$D53]) = 0; [.$E53]; 0))" office:value-type="float" office:value="0" calcext:value-type="float">
            <text:p>0</text:p>
          </table:table-cell>
          <table:table-cell table:formula="of:=IF(OR([.H$10]&lt;[.$B53];[.H$10]&gt;[.$C53]);0;IF(MOD([.H$10]-[.$B53]; [.$D53]) = 0; [.$E53]; 0))" office:value-type="float" office:value="0" calcext:value-type="float">
            <text:p>0</text:p>
          </table:table-cell>
          <table:table-cell table:formula="of:=IF(OR([.I$10]&lt;[.$B53];[.I$10]&gt;[.$C53]);0;IF(MOD([.I$10]-[.$B53]; [.$D53]) = 0; [.$E53]; 0))" office:value-type="float" office:value="0" calcext:value-type="float">
            <text:p>0</text:p>
          </table:table-cell>
          <table:table-cell table:formula="of:=IF(OR([.J$10]&lt;[.$B53];[.J$10]&gt;[.$C53]);0;IF(MOD([.J$10]-[.$B53]; [.$D53]) = 0; [.$E53]; 0))" office:value-type="float" office:value="0" calcext:value-type="float">
            <text:p>0</text:p>
          </table:table-cell>
          <table:table-cell table:formula="of:=IF(OR([.K$10]&lt;[.$B53];[.K$10]&gt;[.$C53]);0;IF(MOD([.K$10]-[.$B53]; [.$D53]) = 0; [.$E53]; 0))" office:value-type="float" office:value="0" calcext:value-type="float">
            <text:p>0</text:p>
          </table:table-cell>
          <table:table-cell table:formula="of:=IF(OR([.L$10]&lt;[.$B53];[.L$10]&gt;[.$C53]);0;IF(MOD([.L$10]-[.$B53]; [.$D53]) = 0; [.$E53]; 0))" office:value-type="float" office:value="0" calcext:value-type="float">
            <text:p>0</text:p>
          </table:table-cell>
          <table:table-cell table:formula="of:=IF(OR([.M$10]&lt;[.$B53];[.M$10]&gt;[.$C53]);0;IF(MOD([.M$10]-[.$B53]; [.$D53]) = 0; [.$E53]; 0))" office:value-type="float" office:value="0" calcext:value-type="float">
            <text:p>0</text:p>
          </table:table-cell>
          <table:table-cell table:formula="of:=IF(OR([.N$10]&lt;[.$B53];[.N$10]&gt;[.$C53]);0;IF(MOD([.N$10]-[.$B53]; [.$D53]) = 0; [.$E53]; 0))" office:value-type="float" office:value="0" calcext:value-type="float">
            <text:p>0</text:p>
          </table:table-cell>
          <table:table-cell table:formula="of:=IF(OR([.O$10]&lt;[.$B53];[.O$10]&gt;[.$C53]);0;IF(MOD([.O$10]-[.$B53]; [.$D53]) = 0; [.$E53]; 0))" office:value-type="float" office:value="0" calcext:value-type="float">
            <text:p>0</text:p>
          </table:table-cell>
          <table:table-cell table:formula="of:=IF(OR([.P$10]&lt;[.$B53];[.P$10]&gt;[.$C53]);0;IF(MOD([.P$10]-[.$B53]; [.$D53]) = 0; [.$E53]; 0)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06:29:37.47519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3T06:51:21.910063747</dc:date>
    <meta:editing-duration>PT3H16M5S</meta:editing-duration>
    <meta:editing-cycles>11</meta:editing-cycles>
    <meta:generator>LibreOffice/4.3.7.2$Linux_X86_64 LibreOffice_project/430$Build-2</meta:generator>
    <meta:document-statistic meta:table-count="1" meta:cell-count="523" meta:object-count="0"/>
  </office:meta>
</office:document-meta>
</file>